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200000002000309F1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1.4in" style:rel-column-width="13107*"/>
    </style:style>
    <style:style style:name="Table1.C" style:family="table-column">
      <style:table-column-properties style:column-width="1.4in" style:rel-column-width="13106*"/>
    </style:style>
    <style:style style:name="Table1.D" style:family="table-column">
      <style:table-column-properties style:column-width="1.4in" style:rel-column-width="13108*"/>
    </style:style>
    <style:style style:name="Table1.A1" style:family="table-cell">
      <style:table-cell-properties fo:padding="0.0382in" fo:border-left="0.0139in solid #000000" fo:border-right="none" fo:border-top="0.0139in solid #000000" fo:border-bottom="0.0139in solid #000000"/>
    </style:style>
    <style:style style:name="Table1.E1" style:family="table-cell">
      <style:table-cell-properties fo:padding="0.0382in" fo:border="0.0139in solid #000000"/>
    </style:style>
    <style:style style:name="Table1.A2" style:family="table-cell">
      <style:table-cell-properties fo:padding="0.0382in" fo:border-left="0.0139in solid #000000" fo:border-right="none" fo:border-top="none" fo:border-bottom="0.0139in solid #000000"/>
    </style:style>
    <style:style style:name="Table1.C2" style:family="table-cell" style:data-style-name="N0">
      <style:table-cell-properties fo:padding="0.0382in" fo:border-left="0.0139in solid #000000" fo:border-right="none" fo:border-top="none" fo:border-bottom="0.0139in solid #000000"/>
    </style:style>
    <style:style style:name="Table1.E2" style:family="table-cell" style:data-style-name="N0">
      <style:table-cell-properties fo:padding="0.0382in" fo:border-left="0.0139in solid #000000" fo:border-right="0.0139in solid #000000" fo:border-top="none" fo:border-bottom="0.0139in solid #000000"/>
    </style:style>
    <style:style style:name="Table3" style:family="table">
      <style:table-properties style:width="7in" table:align="margins"/>
    </style:style>
    <style:style style:name="Table3.A" style:family="table-column">
      <style:table-column-properties style:column-width="2.3333in" style:rel-column-width="21845*"/>
    </style:style>
    <style:style style:name="Table3.A1" style:family="table-cell">
      <style:table-cell-properties fo:padding="0.0382in" fo:border-left="0.0139in solid #000000" fo:border-right="none" fo:border-top="0.0139in solid #000000" fo:border-bottom="0.0139in solid #000000"/>
    </style:style>
    <style:style style:name="Table3.C1" style:family="table-cell">
      <style:table-cell-properties fo:padding="0.0382in" fo:border="0.0139in solid #000000"/>
    </style:style>
    <style:style style:name="Table3.A2" style:family="table-cell">
      <style:table-cell-properties fo:padding="0.0382in" fo:border-left="0.0139in solid #000000" fo:border-right="none" fo:border-top="none" fo:border-bottom="0.0139in solid #000000"/>
    </style:style>
    <style:style style:name="Table3.C2" style:family="table-cell">
      <style:table-cell-properties fo:padding="0.0382in" fo:border-left="0.0139in solid #000000" fo:border-right="0.0139in solid #000000" fo:border-top="none" fo:border-bottom="0.0139in solid #000000"/>
    </style:style>
    <style:style style:name="P1" style:family="paragraph" style:parent-style-name="Standard">
      <style:paragraph-properties>
        <style:tab-stops>
          <style:tab-stop style:position="5.2398in"/>
        </style:tab-stops>
      </style:paragraph-properties>
    </style:style>
    <style:style style:name="P2" style:family="paragraph" style:parent-style-name="Standard">
      <style:text-properties fo:font-weight="bold" style:font-weight-asian="bold" style:font-weight-complex="bold"/>
    </style:style>
    <style:style style:name="P3" style:family="paragraph" style:parent-style-name="Table_20_Contents">
      <style:text-properties fo:font-weight="bold" style:font-weight-asian="bold" style:font-weight-complex="bold"/>
    </style:style>
    <style:style style:name="P4" style:family="paragraph" style:parent-style-name="Standard" style:list-style-name="L1"/>
    <style:style style:name="P5" style:family="paragraph" style:parent-style-name="Standard" style:list-style-name="L5"/>
    <style:style style:name="P6" style:family="paragraph" style:parent-style-name="First_20_line_20_indent" style:list-style-name="L4"/>
    <style:style style:name="P7" style:family="paragraph" style:parent-style-name="PseudoCode" style:list-style-name="L2"/>
    <style:style style:name="P8" style:family="paragraph" style:parent-style-name="PseudoCode" style:list-style-name="L3"/>
    <style:style style:name="P9" style:family="paragraph" style:parent-style-name="Preformatted_20_Text"/>
    <style:style style:name="T1" style:family="text">
      <style:text-properties style:text-position="super 58%"/>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style:text-position="sub 58%" fo:font-style="normal" style:font-style-asian="normal" style:font-style-complex="normal"/>
    </style:style>
    <style:style style:name="T5" style:family="text">
      <style:text-properties fo:font-style="normal" style:font-style-asian="normal" style:font-style-complex="normal"/>
    </style:style>
    <style:style style:name="T6" style:family="text">
      <style:text-properties style:font-name="Times New Roman1"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yptography</text:h>
      <text:p text:style-name="Standard">Want to secure various <text:span text:style-name="T7">communication protocols</text:span> such as two parties exchanging secret messages. Protocols are usually modeled by interactions between several parties. The conventional ones are:</text:p>
      <text:list xml:id="list8795611894970837173" text:style-name="L1">
        <text:list-item>
          <text:p text:style-name="P4"><text:span text:style-name="T7">Alice</text:span>, <text:span text:style-name="T7">Bob</text:span>, <text:span text:style-name="T7">Carol</text:span>, <text:span text:style-name="T7">David</text:span>, etc.—communicating parties.</text:p>
        </text:list-item>
        <text:list-item>
          <text:p text:style-name="P4"><text:span text:style-name="T7">Eve</text:span>—can see all messages.</text:p>
        </text:list-item>
        <text:list-item>
          <text:p text:style-name="P4"><text:span text:style-name="T7">Mallory</text:span>—can see and modify all messages. Though Mallory can drop or garbage all messages, want to ensure that Mallory can't profit from hacking them.</text:p>
        </text:list-item>
        <text:list-item>
          <text:p text:style-name="P4"><text:span text:style-name="T7">Trent</text:span>—a trusted authority able to confirm a party's identity.</text:p>
        </text:list-item>
      </text:list>
      <text:p text:style-name="First_20_line_20_indent">Every party is assumed to know the protocol, and security relies on a <text:alphabetical-index-mark-start text:id="IMark72689604" text:main-entry="true"/><text:span text:style-name="T7">password</text:span><text:alphabetical-index-mark-end text:id="IMark72689604"/> <text:alphabetical-index-mark text:string-value="key in cryptography" text:main-entry="true"/><text:span text:style-name="T7">key</text:span> that is known only to the authorized parties, and without which it's infeasible to get any useful information about the communication. E.g., someone wanting to read your email may know your service provider and username but not the password.</text:p>
      <text:h text:style-name="Heading_20_2" text:outline-level="2">File Encryption</text:h>
      <text:p text:style-name="Standard">Many unsecure methods were used historically to <text:span text:style-name="T7">encrypt</text:span> a file so that can't <text:span text:style-name="T7">decrypt</text:span> it without the key. Julius Caesar rotated the alphabet by 3 so that <text:span text:style-name="T3">a</text:span> became <text:span text:style-name="T3">d</text:span>, <text:span text:style-name="T3">x</text:span> <text:span text:style-name="T3">a</text:span>, etc. In "The Dancing Men", letters corresponded to dancing figures, and Sherlock Holmes used the <text:span text:style-name="T3">etnorias</text:span> heuristic to break the code, substituting most likely letters for most repeated figures assuming the most common is <text:span text:style-name="T3">e</text:span>, the second most common <text:span text:style-name="T3">t</text:span>, etc., and backtracking wrong guesses.</text:p>
      <text:p text:style-name="First_20_line_20_indent">Let <text:span text:style-name="T3">r</text:span> be a random bit string of size <text:span text:style-name="T3">n</text:span>. Given an <text:span text:style-name="T3">n</text:span>-bit message <text:span text:style-name="T3">m</text:span>, let <text:span text:style-name="T5">code(</text:span><text:span text:style-name="T3">m</text:span><text:span text:style-name="T5">) = </text:span><text:span text:style-name="T3">m</text:span><text:span text:style-name="T5"> ^ </text:span><text:span text:style-name="T3">r</text:span> and <text:span text:style-name="T5">message(code </text:span><text:span text:style-name="T3">c</text:span><text:span text:style-name="T5">) = </text:span><text:span text:style-name="T3">c</text:span><text:span text:style-name="T5"> ^</text:span><text:span text:style-name="T3"> r</text:span>. Can't decode <text:span text:style-name="T3">c</text:span> without <text:span text:style-name="T3">r</text:span> because every <text:span text:style-name="T3">n</text:span>-bit <text:span text:style-name="T3">m</text:span> is equally likely. This <text:alphabetical-index-mark text:string-value="one-time pad" text:main-entry="true"/><text:span text:style-name="T7">one-time pad</text:span> is impractical because if use <text:span text:style-name="T3">r</text:span> for another message, <text:span text:style-name="T3">c</text:span><text:span text:style-name="T4">1</text:span><text:span text:style-name="T5"> ^ </text:span><text:span text:style-name="T3">c</text:span><text:span text:style-name="T4">2</text:span><text:span text:style-name="T5"> = </text:span><text:span text:style-name="T3">m</text:span><text:span text:style-name="T4">1</text:span><text:span text:style-name="T5"> ^ </text:span><text:span text:style-name="T3">m</text:span><text:span text:style-name="T4">2</text:span>, which leaks information.</text:p>
      <text:p text:style-name="First_20_line_20_indent">A <text:alphabetical-index-mark text:string-value="stream cipher"/><text:span text:style-name="T7">stream cipher</text:span> initializes a secure random number generator with a sufficiently random seed and produces a stream of random bytes to form <text:span text:style-name="T3">r</text:span>. Guessing the future bytes from the past ones is infeasible if the encryption doesn't reuse the same seed. Using a checksum before encryption allows detecting bit errors in the encrypted file with high probability. To encrypt using RC4 and CRC:</text:p>
      <text:list xml:id="list2993961562133893617" text:style-name="L2">
        <text:list-item>
          <text:p text:style-name="P7">Create RC4 from a key and a Xorshift-transformed sequence from the current time</text:p>
        </text:list-item>
        <text:list-item>
          <text:p text:style-name="P7">Calculate and append a CRC to the file</text:p>
        </text:list-item>
        <text:list-item>
          <text:p text:style-name="P7">Encrypt the result with the stream</text:p>
        </text:list-item>
        <text:list-item>
          <text:p text:style-name="P7">Append the time to it</text:p>
        </text:list-item>
      </text:list>
      <text:p text:style-name="First_20_line_20_indent">Use a seed in addition to a password so that, e.g., repeated messages aren't recognized as such. It's safe to use time or a simple counter as seed if not reusing time–key combinations.</text:p>
      <text:p text:style-name="Preformatted_20_Text"><text:span text:style-name="style5">void </text:span><text:span text:style-name="style11">applyARC4</text:span><text:span text:style-name="style10">(</text:span><text:span text:style-name="style5">uint32_t </text:span><text:span text:style-name="style11">seed</text:span><text:span text:style-name="style10">, </text:span><text:span text:style-name="style11">Vector</text:span><text:span text:style-name="style10">&lt;</text:span><text:span text:style-name="style5">unsigned char</text:span><text:span text:style-name="style10">&gt; </text:span><text:span text:style-name="style11">temp</text:span><text:span text:style-name="style10">,</text:span></text:p>
      <text:p text:style-name="Preformatted_20_Text"><text:s text:c="4"/><text:span text:style-name="style11">Vector</text:span><text:span text:style-name="style10">&lt;</text:span><text:span text:style-name="style5">unsigned char</text:span><text:span text:style-name="style10">&gt;&amp; </text:span><text:span text:style-name="style11">data</text:span><text:span text:style-name="style10">)</text:span></text:p>
      <text:p text:style-name="Preformatted_20_Text"><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temp</text:span><text:span text:style-name="style10">.</text:span><text:span text:style-name="style11">getSize</text:span><text:span text:style-name="style10">(); ++</text:span><text:span text:style-name="style11">i</text:span><text:span text:style-name="style10">)</text:span></text:p>
      <text:p text:style-name="Preformatted_20_Text"><text:s text:c="8"/><text:span text:style-name="style11">temp</text:span><text:span text:style-name="style10">[</text:span><text:span text:style-name="style11">i</text:span><text:span text:style-name="style10">] ^= (</text:span><text:span text:style-name="style11">seed </text:span><text:span text:style-name="style10">= </text:span><text:span text:style-name="style11">Xorshift</text:span><text:span text:style-name="style10">::</text:span><text:span text:style-name="style16">transform</text:span><text:span text:style-name="style10">(</text:span><text:span text:style-name="style11">seed</text:span><text:span text:style-name="style10">));</text:span></text:p>
      <text:p text:style-name="Preformatted_20_Text"><text:s text:c="4"/><text:span text:style-name="style11">ARC4 arc4</text:span><text:span text:style-name="style10">(</text:span><text:span text:style-name="style11">temp</text:span><text:span text:style-name="style10">.</text:span><text:span text:style-name="style11">getArray</text:span><text:span text:style-name="style10">(), </text:span><text:span text:style-name="style11">temp</text:span><text:span text:style-name="style10">.</text:span><text:span text:style-name="style11">getSize</text:span><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data</text:span><text:span text:style-name="style10">.</text:span><text:span text:style-name="style11">getSize</text:span><text:span text:style-name="style10">(); ++</text:span><text:span text:style-name="style11">i</text:span><text:span text:style-name="style10">) </text:span><text:span text:style-name="style11">data</text:span><text:span text:style-name="style10">[</text:span><text:span text:style-name="style11">i</text:span><text:span text:style-name="style10">] ^= </text:span><text:span text:style-name="style11">arc4</text:span><text:span text:style-name="style10">.</text:span><text:span text:style-name="style11">nextByte</text:span><text:span text:style-name="style10">();</text:span></text:p>
      <text:p text:style-name="Preformatted_20_Text"><text:span text:style-name="style10">}</text:span></text:p>
      <text:p text:style-name="Preformatted_20_Text"><text:span text:style-name="style11">Vector</text:span><text:span text:style-name="style10">&lt;</text:span><text:span text:style-name="style5">unsigned char</text:span><text:span text:style-name="style10">&gt; </text:span><text:span text:style-name="style11">simpleEncrypt</text:span><text:span text:style-name="style10">(</text:span><text:span text:style-name="style11">Vector</text:span><text:span text:style-name="style10">&lt;</text:span><text:span text:style-name="style5">unsigned char</text:span><text:span text:style-name="style10">&gt; </text:span><text:span text:style-name="style11">data</text:span><text:span text:style-name="style10">,</text:span></text:p>
      <text:p text:style-name="Preformatted_20_Text"><text:s text:c="4"/><text:span text:style-name="style11">Vector</text:span><text:span text:style-name="style10">&lt;</text:span><text:span text:style-name="style5">unsigned char</text:span><text:span text:style-name="style10">&gt; </text:span><text:span text:style-name="style5">const</text:span><text:span text:style-name="style10">&amp; </text:span><text:span text:style-name="style11">key</text:span><text:span text:style-name="style10">)</text:span></text:p>
      <text:p text:style-name="Preformatted_20_Text"><text:span text:style-name="style10">{</text:span></text:p>
      <text:p text:style-name="Preformatted_20_Text"><text:s text:c="4"/><text:span text:style-name="style5">uint32_t </text:span><text:span text:style-name="style11">seed </text:span><text:span text:style-name="style10">= </text:span><text:span text:style-name="style11">time</text:span><text:span text:style-name="style10">(</text:span><text:span text:style-name="style4">0</text:span><text:span text:style-name="style10">), </text:span><text:span text:style-name="style11">s </text:span><text:span text:style-name="style10">= </text:span><text:span text:style-name="style5">sizeof</text:span><text:span text:style-name="style10">(</text:span><text:span text:style-name="style5">int</text:span><text:span text:style-name="style10">);</text:span></text:p>
      <text:p text:style-name="Preformatted_20_Text"><text:s text:c="4"/><text:span text:style-name="style11">CRC32 crc32</text:span><text:span text:style-name="style10">;</text:span></text:p>
      <text:p text:style-name="Preformatted_20_Text"><text:s text:c="4"/><text:span text:style-name="style11">Vector</text:span><text:span text:style-name="style10">&lt;</text:span><text:span text:style-name="style5">unsigned char</text:span><text:span text:style-name="style10">&gt; </text:span><text:span text:style-name="style11">theSeed </text:span><text:span text:style-name="style10">= </text:span><text:span text:style-name="style11">ReinterpretEncode</text:span><text:span text:style-name="style10">(</text:span><text:span text:style-name="style11">seed</text:span><text:span text:style-name="style10">, </text:span><text:span text:style-name="style11">s</text:span><text:span text:style-name="style10">), </text:span><text:span text:style-name="style11">crc </text:span><text:span text:style-name="style10">=</text:span></text:p>
      <text:p text:style-name="Preformatted_20_Text"><text:s text:c="8"/><text:span text:style-name="style11">ReinterpretEncode</text:span><text:span text:style-name="style10">(</text:span><text:span text:style-name="style11">crc32</text:span><text:span text:style-name="style10">.</text:span><text:span text:style-name="style16">hash</text:span><text:span text:style-name="style10">(</text:span><text:span text:style-name="style11">data</text:span><text:span text:style-name="style10">.</text:span><text:span text:style-name="style11">getArray</text:span><text:span text:style-name="style10">(), </text:span><text:span text:style-name="style11">data</text:span><text:span text:style-name="style10">.</text:span><text:span text:style-name="style11">getSize</text:span><text:span text:style-name="style10">()), </text:span><text:span text:style-name="style11">s</text:span><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s</text:span><text:span text:style-name="style10">; ++</text:span><text:span text:style-name="style11">i</text:span><text:span text:style-name="style10">) </text:span><text:span text:style-name="style11">data</text:span><text:span text:style-name="style10">.</text:span><text:span text:style-name="style11">append</text:span><text:span text:style-name="style10">(</text:span><text:span text:style-name="style11">crc</text:span><text:span text:style-name="style10">[</text:span><text:span text:style-name="style11">i</text:span><text:span text:style-name="style10">]);</text:span></text:p>
      <text:p text:style-name="Preformatted_20_Text"><text:s text:c="4"/><text:span text:style-name="style11">applyARC4</text:span><text:span text:style-name="style10">(</text:span><text:span text:style-name="style11">seed</text:span><text:span text:style-name="style10">, </text:span><text:span text:style-name="style11">key</text:span><text:span text:style-name="style10">, </text:span><text:span text:style-name="style11">data</text:span><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s</text:span><text:span text:style-name="style10">; ++</text:span><text:span text:style-name="style11">i</text:span><text:span text:style-name="style10">) </text:span><text:span text:style-name="style11">data</text:span><text:span text:style-name="style10">.</text:span><text:span text:style-name="style11">append</text:span><text:span text:style-name="style10">(</text:span><text:span text:style-name="style11">theSeed</text:span><text:span text:style-name="style10">[</text:span><text:span text:style-name="style11">i</text:span><text:span text:style-name="style10">]);</text:span></text:p>
      <text:p text:style-name="Preformatted_20_Text"><text:s text:c="4"/><text:span text:style-name="style5">return </text:span><text:span text:style-name="style11">data</text:span><text:span text:style-name="style10">;</text:span></text:p>
      <text:p text:style-name="Preformatted_20_Text"><text:span text:style-name="style10">}</text:span></text:p>
      <text:p text:style-name="First_20_line_20_indent">Decryption:</text:p>
      <text:list xml:id="list6111267785363775160" text:style-name="L3">
        <text:list-item>
          <text:p text:style-name="P8"><text:soft-page-break/>Read the seed</text:p>
        </text:list-item>
        <text:list-item>
          <text:p text:style-name="P8">Remove its bytes</text:p>
        </text:list-item>
        <text:list-item>
          <text:p text:style-name="P8">Read and decrypt the rest using the seed</text:p>
        </text:list-item>
        <text:list-item>
          <text:p text:style-name="P8">Read the CRC</text:p>
        </text:list-item>
        <text:list-item>
          <text:p text:style-name="P8">Remove its bytes</text:p>
        </text:list-item>
        <text:list-item>
          <text:p text:style-name="P8">Make sure the file matches the CRC</text:p>
        </text:list-item>
      </text:list>
      <text:p text:style-name="Preformatted_20_Text"><text:span text:style-name="style16">pair</text:span><text:span text:style-name="style10">&lt;</text:span><text:span text:style-name="style11">Vector</text:span><text:span text:style-name="style10">&lt;</text:span><text:span text:style-name="style5">unsigned char</text:span><text:span text:style-name="style10">&gt;, </text:span><text:span text:style-name="style5">bool</text:span><text:span text:style-name="style10">&gt; </text:span><text:span text:style-name="style11">simpleDecrypt</text:span><text:span text:style-name="style10">(</text:span><text:span text:style-name="style11">Vector</text:span><text:span text:style-name="style10">&lt;</text:span><text:span text:style-name="style5">unsigned char</text:span><text:span text:style-name="style10">&gt; </text:span><text:span text:style-name="style11">code</text:span><text:span text:style-name="style10">,</text:span></text:p>
      <text:p text:style-name="Preformatted_20_Text"><text:s text:c="4"/><text:span text:style-name="style11">Vector</text:span><text:span text:style-name="style10">&lt;</text:span><text:span text:style-name="style5">unsigned char</text:span><text:span text:style-name="style10">&gt; </text:span><text:span text:style-name="style5">const</text:span><text:span text:style-name="style10">&amp; </text:span><text:span text:style-name="style11">key</text:span><text:span text:style-name="style10">)</text:span></text:p>
      <text:p text:style-name="Preformatted_20_Text"><text:span text:style-name="style10">{</text:span></text:p>
      <text:p text:style-name="Preformatted_20_Text"><text:s text:c="4"/><text:span text:style-name="style11">assert</text:span><text:span text:style-name="style10">(</text:span><text:span text:style-name="style11">code</text:span><text:span text:style-name="style10">.</text:span><text:span text:style-name="style11">getSize</text:span><text:span text:style-name="style10">() &gt;= </text:span><text:span text:style-name="style4">8</text:span><text:span text:style-name="style10">);</text:span></text:p>
      <text:p text:style-name="Preformatted_20_Text"><text:s text:c="4"/><text:span text:style-name="style5">enum</text:span><text:span text:style-name="style10">{</text:span><text:span text:style-name="style11">s </text:span><text:span text:style-name="style10">= </text:span><text:span text:style-name="style5">sizeof</text:span><text:span text:style-name="style10">(</text:span><text:span text:style-name="style5">uint32_t</text:span><text:span text:style-name="style10">)};</text:span></text:p>
      <text:p text:style-name="Preformatted_20_Text"><text:s text:c="4"/><text:span text:style-name="style11">Vector</text:span><text:span text:style-name="style10">&lt;</text:span><text:span text:style-name="style5">unsigned char</text:span><text:span text:style-name="style10">&gt; </text:span><text:span text:style-name="style11">seed</text:span><text:span text:style-name="style10">, </text:span><text:span text:style-name="style11">crc</text:span><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s</text:span><text:span text:style-name="style10">; ++</text:span><text:span text:style-name="style11">i</text:span><text:span text:style-name="style10">) </text:span><text:span text:style-name="style11">seed</text:span><text:span text:style-name="style10">.</text:span><text:span text:style-name="style11">append</text:span><text:span text:style-name="style10">(</text:span><text:span text:style-name="style11">code</text:span><text:span text:style-name="style10">[</text:span><text:span text:style-name="style11">code</text:span><text:span text:style-name="style10">.</text:span><text:span text:style-name="style11">getSize</text:span><text:span text:style-name="style10">() + </text:span><text:span text:style-name="style11">i </text:span><text:span text:style-name="style10">- </text:span><text:span text:style-name="style4">4</text:span><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s</text:span><text:span text:style-name="style10">; ++</text:span><text:span text:style-name="style11">i</text:span><text:span text:style-name="style10">) </text:span><text:span text:style-name="style11">code</text:span><text:span text:style-name="style10">.</text:span><text:span text:style-name="style11">removeLast</text:span><text:span text:style-name="style10">();</text:span></text:p>
      <text:p text:style-name="Preformatted_20_Text"><text:s text:c="4"/><text:span text:style-name="style11">applyARC4</text:span><text:span text:style-name="style10">(</text:span><text:span text:style-name="style11">ReinterpretDecode</text:span><text:span text:style-name="style10">(</text:span><text:span text:style-name="style11">seed</text:span><text:span text:style-name="style10">), </text:span><text:span text:style-name="style11">key</text:span><text:span text:style-name="style10">, </text:span><text:span text:style-name="style11">code</text:span><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s</text:span><text:span text:style-name="style10">; ++</text:span><text:span text:style-name="style11">i</text:span><text:span text:style-name="style10">) </text:span><text:span text:style-name="style11">crc</text:span><text:span text:style-name="style10">.</text:span><text:span text:style-name="style11">append</text:span><text:span text:style-name="style10">(</text:span><text:span text:style-name="style11">code</text:span><text:span text:style-name="style10">[</text:span><text:span text:style-name="style11">code</text:span><text:span text:style-name="style10">.</text:span><text:span text:style-name="style11">getSize</text:span><text:span text:style-name="style10">() + </text:span><text:span text:style-name="style11">i </text:span><text:span text:style-name="style10">- </text:span><text:span text:style-name="style4">4</text:span><text:span text:style-name="style10">]);</text:span></text:p>
      <text:p text:style-name="Preformatted_20_Text"><text:s text:c="4"/><text:span text:style-name="style5">for</text:span><text:span text:style-name="style10">(</text:span><text:span text:style-name="style5">int </text:span><text:span text:style-name="style11">i </text:span><text:span text:style-name="style10">= </text:span><text:span text:style-name="style4">0</text:span><text:span text:style-name="style10">; </text:span><text:span text:style-name="style11">i </text:span><text:span text:style-name="style10">&lt; </text:span><text:span text:style-name="style11">s</text:span><text:span text:style-name="style10">; ++</text:span><text:span text:style-name="style11">i</text:span><text:span text:style-name="style10">) </text:span><text:span text:style-name="style11">code</text:span><text:span text:style-name="style10">.</text:span><text:span text:style-name="style11">removeLast</text:span><text:span text:style-name="style10">();</text:span></text:p>
      <text:p text:style-name="Preformatted_20_Text"><text:s text:c="4"/><text:span text:style-name="style11">CRC32 crc32</text:span><text:span text:style-name="style10">;</text:span></text:p>
      <text:p text:style-name="Preformatted_20_Text"><text:s text:c="4"/><text:span text:style-name="style5">return </text:span><text:span text:style-name="style11">make_pair</text:span><text:span text:style-name="style10">(</text:span><text:span text:style-name="style11">code</text:span><text:span text:style-name="style10">, </text:span><text:span text:style-name="style11">crc32</text:span><text:span text:style-name="style10">.</text:span><text:span text:style-name="style16">hash</text:span><text:span text:style-name="style10">(</text:span><text:span text:style-name="style11">code</text:span><text:span text:style-name="style10">.</text:span><text:span text:style-name="style11">getArray</text:span><text:span text:style-name="style10">(), </text:span><text:span text:style-name="style11">code</text:span><text:span text:style-name="style10">.</text:span><text:span text:style-name="style11">getSize</text:span><text:span text:style-name="style10">()) ==</text:span></text:p>
      <text:p text:style-name="Preformatted_20_Text"><text:s text:c="8"/><text:span text:style-name="style11">ReinterpretDecode</text:span><text:span text:style-name="style10">(</text:span><text:span text:style-name="style11">crc</text:span><text:span text:style-name="style10">));</text:span></text:p>
      <text:p text:style-name="Preformatted_20_Text"><text:span text:style-name="style10">}</text:span></text:p>
      <text:p text:style-name="First_20_line_20_indent">Both need O(<text:span text:style-name="T3">n</text:span>) time.</text:p>
      <text:p text:style-name="First_20_line_20_indent">Though this simple algorithm is convenient and probably good enough for simple applications, more complicated <text:alphabetical-index-mark-start text:id="IMark72606048"/><text:span text:style-name="T7">AES</text:span><text:alphabetical-index-mark-end text:id="IMark72606048"/> (St Denis 2006) is the de facto standard for encryption with a password.</text:p>
      <text:h text:style-name="Heading_20_2" text:outline-level="2">Key Length</text:h>
      <text:p text:style-name="First_20_line_20_indent">A key should have a negligible probability of being guessed or enumerated. E.g., it may be feasible for a massively parallel system to check all 64-bit keys if can test each quickly. A key should be such that the most efficient attack needs equivalent of brute force enumeration of 128-bit keys, which is infeasible even in future. Beware:</text:p>
      <text:list xml:id="list8574863392645438713" text:style-name="L4">
        <text:list-item>
          <text:p text:style-name="P6">Using shorter keys is more efficient, but handling the data is usually the bottleneck.</text:p>
        </text:list-item>
        <text:list-item>
          <text:p text:style-name="P6">Every year hardware gets faster and research produces more efficient attacks.</text:p>
        </text:list-item>
        <text:list-item>
          <text:p text:style-name="P6">Some data must be secure for many years, so a key length chosen now must be secure in future.</text:p>
        </text:list-item>
        <text:list-item>
          <text:p text:style-name="P6">The value of the data and who wants it matter. E.g., protecting your credit card from small criminals needs less security than protecting top secret information from other governments with code breakers and supercomputers working for years.</text:p>
        </text:list-item>
      </text:list>
      <text:p text:style-name="First_20_line_20_indent">Can enumerate typical 8-character passwords, even if all letters are equally likely. Though in practice trying to break a key using brute force is hard even for small keys. Need to be able to recognize properly decrypted data from garbage. E.g., the data may be in an unknown language. For file passwords a simple heuristic is to check if all characters are ASCII—a fast and accurate test in many cases.</text:p>
      <table:table table:name="Table1" table:style-name="Table1">
        <table:table-column table:style-name="Table1.A" table:number-columns-repeated="2"/>
        <table:table-column table:style-name="Table1.C"/>
        <table:table-column table:style-name="Table1.D"/>
        <table:table-column table:style-name="Table1.A"/>
        <table:table-row>
          <table:table-cell table:style-name="Table1.A1" office:value-type="string">
            <text:p text:style-name="Standard">Character type</text:p>
          </table:table-cell>
          <table:table-cell table:style-name="Table1.A1" office:value-type="string">
            <text:p text:style-name="Standard">Number of possible passwords</text:p>
          </table:table-cell>
          <table:table-cell table:style-name="Table1.A1" office:value-type="string">
            <text:p text:style-name="Standard">Bits of security</text:p>
          </table:table-cell>
          <table:table-cell table:style-name="Table1.A1" office:value-type="string">
            <text:p text:style-name="Standard">Time to break at 10<text:span text:style-name="T1">9</text:span> passwords per second</text:p>
          </table:table-cell>
          <table:table-cell table:style-name="Table1.E1" office:value-type="string">
            <text:p text:style-name="Standard">Length needed for 128 bit security</text:p>
          </table:table-cell>
        </table:table-row>
        <table:table-row>
          <table:table-cell table:style-name="Table1.A2" office:value-type="string">
            <text:p text:style-name="Standard">Digits</text:p>
          </table:table-cell>
          <table:table-cell table:style-name="Table1.A2" office:value-type="string">
            <text:p text:style-name="Standard">10<text:span text:style-name="T1">8</text:span></text:p>
          </table:table-cell>
          <table:table-cell table:style-name="Table1.C2" office:value-type="float" office:value="27">
            <text:p text:style-name="Standard">27</text:p>
          </table:table-cell>
          <table:table-cell table:style-name="Table1.A2" office:value-type="string">
            <text:p text:style-name="Standard">0.13 seconds</text:p>
          </table:table-cell>
          <table:table-cell table:style-name="Table1.E2" office:value-type="float" office:value="39">
            <text:p text:style-name="Standard">39</text:p>
          </table:table-cell>
        </table:table-row>
        <table:table-row>
          <table:table-cell table:style-name="Table1.A2" office:value-type="string">
            <text:p text:style-name="Standard">Lowercase letters</text:p>
          </table:table-cell>
          <table:table-cell table:style-name="Table1.A2" office:value-type="string">
            <text:p text:style-name="Standard">26<text:span text:style-name="T1">8</text:span></text:p>
          </table:table-cell>
          <table:table-cell table:style-name="Table1.C2" office:value-type="float" office:value="38">
            <text:p text:style-name="Standard">38</text:p>
          </table:table-cell>
          <table:table-cell table:style-name="Table1.A2" office:value-type="string">
            <text:p text:style-name="Standard">275 seconds</text:p>
          </table:table-cell>
          <table:table-cell table:style-name="Table1.E2" office:value-type="float" office:value="27">
            <text:p text:style-name="Standard">27</text:p>
          </table:table-cell>
        </table:table-row>
        <table:table-row>
          <table:table-cell table:style-name="Table1.A2" office:value-type="string">
            <text:p text:style-name="Standard">Mixed case + digits</text:p>
          </table:table-cell>
          <table:table-cell table:style-name="Table1.A2" office:value-type="string">
            <text:p text:style-name="Standard">62<text:span text:style-name="T1">8</text:span></text:p>
          </table:table-cell>
          <table:table-cell table:style-name="Table1.C2" office:value-type="float" office:value="48">
            <text:p text:style-name="Standard">48</text:p>
          </table:table-cell>
          <table:table-cell table:style-name="Table1.A2" office:value-type="string">
            <text:p text:style-name="Standard">3.26 days</text:p>
          </table:table-cell>
          <table:table-cell table:style-name="Table1.E2" office:value-type="float" office:value="21">
            <text:p text:style-name="Standard">21</text:p>
          </table:table-cell>
        </table:table-row>
        <table:table-row>
          <table:table-cell table:style-name="Table1.A2" office:value-type="string">
            <text:p text:style-name="Standard">Keyboard characters excluding space, tab, and newline</text:p>
          </table:table-cell>
          <table:table-cell table:style-name="Table1.A2" office:value-type="string">
            <text:p text:style-name="Standard">94<text:span text:style-name="T1">8</text:span></text:p>
          </table:table-cell>
          <table:table-cell table:style-name="Table1.C2" office:value-type="float" office:value="52">
            <text:p text:style-name="Standard">52</text:p>
          </table:table-cell>
          <table:table-cell table:style-name="Table1.A2" office:value-type="string">
            <text:p text:style-name="Standard">52.1 days</text:p>
          </table:table-cell>
          <table:table-cell table:style-name="Table1.E2" office:value-type="float" office:value="20">
            <text:p text:style-name="Standard">20</text:p>
          </table:table-cell>
        </table:table-row>
        <table:table-row>
          <table:table-cell table:style-name="Table1.A2" office:value-type="string">
            <text:p text:style-name="Standard">Bytes</text:p>
          </table:table-cell>
          <table:table-cell table:style-name="Table1.A2" office:value-type="string">
            <text:p text:style-name="Standard">256<text:span text:style-name="T1">8</text:span></text:p>
          </table:table-cell>
          <table:table-cell table:style-name="Table1.C2" office:value-type="float" office:value="64">
            <text:p text:style-name="Standard">64</text:p>
          </table:table-cell>
          <table:table-cell table:style-name="Table1.A2" office:value-type="string">
            <text:p text:style-name="Standard">585 years</text:p>
          </table:table-cell>
          <table:table-cell table:style-name="Table1.E2" office:value-type="float" office:value="16">
            <text:p text:style-name="Standard">16</text:p>
          </table:table-cell>
        </table:table-row>
      </table:table>
      <text:p text:style-name="First_20_line_20_indent"><text:soft-page-break/>Users tend to pick passwords consisting of concatenations of dictionary words, each with &lt; 16 bits of security. Rules like <text:span text:style-name="T3">must contain at least one nonletter</text:span> don't increase the bits per character by much because users will enter exactly one, and it's much more efficient to enumerate 6-letter-and-1-digit tuples than 7-letter-or-digit tuples. A rule such as lock after 10 consecutive bad attempts is effective at preventing such hack attempts (but this may be a nuisance to the user if the goal of the hack is to lock).</text:p>
      <text:p text:style-name="First_20_line_20_indent">A secure and easy-to-remember password is a memorable or a shocking phrase, e.g., <text:span text:style-name="T3">When_Under_a_Gun_Say_Merry_Christmas_To_911</text:span>. A secure random number generator with a high-entropy seed generates the most secure keys.</text:p>
      <text:h text:style-name="Heading_20_2" text:outline-level="2">Key Storage</text:h>
      <text:p text:style-name="P1">Need to store or remember a key. If it's lost, the encrypted data is unrecoverable. Might find a key with access to the decryption device because running it in a debugger may show the key. E.g., keys have been recovered from hardware devices by measuring heat emissions or freezing RAM chips. An application can't prevent such attacks.</text:p>
      <text:p text:style-name="First_20_line_20_indent">The easiest way to get a key is to bribe someone or use <text:alphabetical-index-mark-start text:id="IMark156501072" text:main-entry="true"/><text:span text:style-name="T7">social engineering</text:span><text:alphabetical-index-mark-end text:id="IMark156501072"/>. E.g., (Mitnick &amp; Simon 2002): You get a traffic ticket, and in your city police officers attend training that takes priority over ticket court appearance. You call the precinct and pretend to be a lawyer needing to subpoena the officer who gave you the ticket and ask when he is unavailable. The helpful clerk gives you the dates. You ask for a hearing on one of them. The fair judge agrees. You show up and the officer doesn't—ticket canceled.</text:p>
      <text:h text:style-name="Heading_20_2" text:outline-level="2">Cryptographic Hashing</text:h>
      <text:p text:style-name="Standard">Hash function <text:span text:style-name="T3">h</text:span> is <text:alphabetical-index-mark text:string-value="cryptographically secure hash function"/><text:span text:style-name="T7">cryptographically secure</text:span> if computing:</text:p>
      <text:list xml:id="list3873699639297001786" text:style-name="L5">
        <text:list-item>
          <text:p text:style-name="P5"><text:span text:style-name="T3">h</text:span><text:span text:style-name="T5">(</text:span><text:span text:style-name="T3">x</text:span><text:span text:style-name="T5">)</text:span> from <text:span text:style-name="T3">x</text:span><text:span text:style-name="T5"> is easy</text:span></text:p>
        </text:list-item>
        <text:list-item>
          <text:p text:style-name="P5">Any bits of <text:span text:style-name="T3">x</text:span> from <text:span text:style-name="T3">h</text:span><text:span text:style-name="T5">(</text:span><text:span text:style-name="T3">x</text:span><text:span text:style-name="T5">) is hard</text:span></text:p>
        </text:list-item>
        <text:list-item>
          <text:p text:style-name="P5"><text:span text:style-name="T3">y</text:span> such that <text:span text:style-name="T3">h</text:span><text:span text:style-name="T5">(</text:span><text:span text:style-name="T3">y</text:span><text:span text:style-name="T5">)</text:span><text:span text:style-name="T3"> = h</text:span><text:span text:style-name="T5">(</text:span><text:span text:style-name="T3">x</text:span><text:span text:style-name="T5">) is hard</text:span></text:p>
        </text:list-item>
        <text:list-item>
          <text:p text:style-name="P5"><text:span text:style-name="T3">y</text:span> and <text:span text:style-name="T3">z</text:span> such that <text:span text:style-name="T3">h</text:span><text:span text:style-name="T5">(</text:span><text:span text:style-name="T3">y</text:span><text:span text:style-name="T5">)</text:span><text:span text:style-name="T3"> = h</text:span><text:span text:style-name="T5">(</text:span><text:span text:style-name="T3">z</text:span><text:span text:style-name="T5">) is hard</text:span></text:p>
        </text:list-item>
      </text:list>
      <text:p text:style-name="First_20_line_20_indent">These force <text:span text:style-name="T3">h</text:span> to output ≤ 128-bit results and be much less efficient than a universal hash function. <text:alphabetical-index-mark-start text:id="IMark156501072"/><text:span text:style-name="T7">SHA3 algorithm</text:span><text:alphabetical-index-mark-end text:id="IMark156501072"/> is the recommended choice (see the current NIST website for details).</text:p>
      <text:h text:style-name="Heading_20_2" text:outline-level="2">Key Exchange</text:h>
      <text:p text:style-name="Standard">Two parties who don't know each other don't have a common key. A common model is that Alice and Bob exchange messages, and Eve reads them. In another model, Mallory intercepts messages and pretends to be Bob when talking to Alice and Alice when talking to Bob, exchanging keys with each.</text:p>
      <text:p text:style-name="First_20_line_20_indent"><text:alphabetical-index-mark-start text:id="IMark156501072"/><text:span text:style-name="T7">RSA algorithm</text:span><text:alphabetical-index-mark-end text:id="IMark156501072"/> (see St Denis 2006 for details) gives every party a <text:span text:style-name="T7">private key</text:span>, known only to the party, and a <text:span text:style-name="T7">public key</text:span>. A message is encrypted using the public key and decrypted using the private key. RSA doesn't suffer from the man-in-the-middle attack if Trent publishes the public key. E.g., web browsers have lists of trusted authorities such as Verisign. "Authority not recognized, do you want to proceed?" means fraud or that the website doesn't want to pay and acts as its own authority.</text:p>
      <text:p text:style-name="First_20_line_20_indent">When designing a dedicated client and server, give the server a single private key and hard-code the public key into the client.</text:p>
      <text:h text:style-name="Heading_20_2" text:outline-level="2">Other Protocols</text:h>
      <text:p text:style-name="Standard">Assume that every party wants to not be cheated and cheat every other party.</text:p>
      <table:table table:name="Table3" table:style-name="Table3">
        <table:table-column table:style-name="Table3.A" table:number-columns-repeated="3"/>
        <table:table-row>
          <table:table-cell table:style-name="Table3.A1" office:value-type="string">
            <text:p text:style-name="Standard">Protocol</text:p>
          </table:table-cell>
          <table:table-cell table:style-name="Table3.A1" office:value-type="string">
            <text:p text:style-name="Table_20_Contents">Goal</text:p>
          </table:table-cell>
          <table:table-cell table:style-name="Table3.C1" office:value-type="string">
            <text:p text:style-name="Table_20_Contents">Algorithm idea</text:p>
          </table:table-cell>
        </table:table-row>
        <table:table-row>
          <table:table-cell table:style-name="Table3.A2" office:value-type="string">
            <text:p text:style-name="P2"><text:alphabetical-index-mark text:string-value="authentication protocol"/>Authentication</text:p>
          </table:table-cell>
          <table:table-cell table:style-name="Table3.A2" office:value-type="string">
            <text:p text:style-name="Table_20_Contents">Verify user identity and protect stored passwords.</text:p>
          </table:table-cell>
          <table:table-cell table:style-name="Table3.C2" office:value-type="string">
            <text:p text:style-name="Table_20_Contents">1. <text:span text:style-name="T6">∀</text:span> account store the username, a long random string, and hash of the password concatenated with a random string.</text:p>
            <text:p text:style-name="Table_20_Contents">2. To authenticate, retrieve the <text:soft-page-break/>user's random string, calculate the password hash, and check if it matches the stored result.</text:p>
          </table:table-cell>
        </table:table-row>
        <table:table-row>
          <table:table-cell table:style-name="Table3.A2" office:value-type="string">
            <text:p text:style-name="P2"><text:alphabetical-index-mark text:string-value="commitment protocol" text:main-entry="true"/>Commitment</text:p>
          </table:table-cell>
          <table:table-cell table:style-name="Table3.A2" office:value-type="string">
            <text:p text:style-name="Table_20_Contents">Alice wants to commit a decision without revealing it to Bob, and Bob doesn't want Alice to change it after committing.</text:p>
          </table:table-cell>
          <table:table-cell table:style-name="Table3.C2" office:value-type="string">
            <text:p text:style-name="Table_20_Contents">1. Bob sends Alice a long random string.</text:p>
            <text:p text:style-name="Table_20_Contents">2. Alice appends her decision to it, encrypts the result with a random key, and sends it to Bob.</text:p>
            <text:p text:style-name="Table_20_Contents">3. When it's time to reveal the decision, Alice sends Bob her key. Bob decrypts and verifies his random string.</text:p>
          </table:table-cell>
        </table:table-row>
        <table:table-row>
          <table:table-cell table:style-name="Table3.A2" office:value-type="string">
            <text:p text:style-name="P3"><text:alphabetical-index-mark text:string-value="secret sharing protocol"/>Secret sharing</text:p>
          </table:table-cell>
          <table:table-cell table:style-name="Table3.A2" office:value-type="string">
            <text:p text:style-name="Table_20_Contents">Give a secret to <text:span text:style-name="T3">m</text:span> parties, so that any <text:span text:style-name="T3">k</text:span> can determine it.</text:p>
          </table:table-cell>
          <table:table-cell table:style-name="Table3.C2" office:value-type="string">
            <text:p text:style-name="Table_20_Contents">1. Pick a prime <text:span text:style-name="T3">p</text:span> &gt; max(<text:span text:style-name="T3">k</text:span>, the largest possible secret).</text:p>
            <text:p text:style-name="Table_20_Contents">2. Generate a random polynomial of degree <text:span text:style-name="T3">k</text:span> − 1. The coefficient of the 0<text:span text:style-name="T1">th</text:span> term is the message.</text:p>
            <text:p text:style-name="Table_20_Contents">3. Give party <text:span text:style-name="T3">i</text:span> the polynomial % <text:span text:style-name="T3">p</text:span>, evaluated at <text:span text:style-name="T3">i</text:span>.</text:p>
            <text:p text:style-name="Table_20_Contents">4. To construct the secret, <text:span text:style-name="T3">k</text:span> parties solve the corresponding <text:span text:style-name="T3">k</text:span> equations for the coefficients.</text:p>
          </table:table-cell>
        </table:table-row>
      </table:table>
      <text:h text:style-name="Heading_20_2" text:outline-level="2">Comments</text:h>
      <text:p text:style-name="Standard">Cryptography is a wide field. Due to existence of special cases and efficient hard problem solvers, must take great care to make sure that a randomly generated seed or other information doesn't fall into those by accident. For well-established protocols such as RSA, the easy cases are well-known, though ignored by many sources.</text:p>
      <text:p text:style-name="First_20_line_20_indent">Can't rule out <text:span text:style-name="T6">∀</text:span> protocol that special cases don't exist because they may be discovered in future. Theoretically, to prevent easy solving of hard problems it's necessary to prove absence of efficient randomized or fixed-parameter algorithms or perhaps show that a phase transition occurs with high probability, etc (see the “Optimization” chapter). Security mostly relies on the belief that such cases are unlikely. Many protocols use extra scrambling, just in case some issues will be discovered. E.g., for hashing, older <text:alphabetical-index-mark text:string-value="MD5 algorithm" text:main-entry="true"/><text:span text:style-name="T7">MD5</text:span> and <text:alphabetical-index-mark text:string-value="SHA1 algorithm" text:main-entry="true"/><text:span text:style-name="T7">SHA1</text:span> algorithms are considered broken despite strong beliefs in their security years ago. SHA3 was developed because the currently safe <text:alphabetical-index-mark text:string-value="SHA2 algorithm" text:main-entry="true"/><text:span text:style-name="T7">SHA2</text:span> seemed likely to be broken soon.</text:p>
      <text:p text:style-name="First_20_line_20_indent">The quality of the random generator and the seed is very important for security. Using password + time as a seed is a good heuristic, but ideally have OS or special device random source. The latter can be the only choice because many algorithms such as secure hash functions work without needing a password.</text:p>
      <text:p text:style-name="First_20_line_20_indent">The ability to update a protocol is very important. Germany might as well have lost WW2 because the British where able to break their Enigma. It was an improvement of the dancing men cipher that wouldn't yield to brute force human attacks but yielded to one of the first computers. Even experts in the field don't know for sure if the existing protocols are safe. At best can create libraries of robust implementations, and actively seek to replace those with known attacks. A good protocol must resist attacks by the white hat community for years to be considered usable. Many are motivated to spend time breaking proposed protocols because success gives minor fame and good job opportunities.</text:p>
      <text:p text:style-name="First_20_line_20_indent">A data communication/storage pipeline usually includes all of compression, error detection, encryption, and error correction. Use this order because encrypted data doesn't compress, want to detect tampering with encrypted data, and want error correction to recover all encrypted data in case of errors to enable decryption.</text:p>
      <text:h text:style-name="Heading_20_2" text:outline-level="2"><text:soft-page-break/>References</text:h>
      <text:p text:style-name="Hanging_20_indent">Mitnick, K. D., &amp; Simon, W. L. (2001). <text:span text:style-name="T2">The Art of Deception: Controlling the Human Element of Security</text:span>. Wiley.</text:p>
      <text:p text:style-name="Hanging_20_indent">Schneier, B. (1995). <text:span text:style-name="T3">Applied Cryptography: Protocols, Algorithms, and Source Code in C</text:span>. Wiley.</text:p>
      <text:p text:style-name="Hanging_20_indent">St Denis, T. (2006). <text:span text:style-name="T2">Cryptography for Developers</text:span>. Syng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stroke-dash draw:name="Dash_20_10" draw:display-name="Dash 10" draw:style="rect" draw:dots1="1" draw:dots1-length="0.0043in" draw:dots2="1" draw:dots2-length="0.0043in" draw:distance="0.0043in"/>
    <draw:stroke-dash draw:name="Dash_20_100" draw:display-name="Dash 100" draw:style="rect" draw:dots1="1" draw:dots1-length="0.0043in" draw:dots2="1" draw:dots2-length="0.0043in" draw:distance="0.0043in"/>
    <draw:stroke-dash draw:name="Dash_20_101" draw:display-name="Dash 101" draw:style="rect" draw:dots1="1" draw:dots1-length="0.0043in" draw:dots2="1" draw:dots2-length="0.0043in" draw:distance="0.0043in"/>
    <draw:stroke-dash draw:name="Dash_20_102" draw:display-name="Dash 102" draw:style="rect" draw:dots1="1" draw:dots1-length="0.0043in" draw:dots2="1" draw:dots2-length="0.0043in" draw:distance="0.0043in"/>
    <draw:stroke-dash draw:name="Dash_20_103" draw:display-name="Dash 103" draw:style="rect" draw:dots1="1" draw:dots1-length="0.0043in" draw:dots2="1" draw:dots2-length="0.0043in" draw:distance="0.0043in"/>
    <draw:stroke-dash draw:name="Dash_20_104" draw:display-name="Dash 104" draw:style="rect" draw:dots1="1" draw:dots1-length="0.0043in" draw:dots2="1" draw:dots2-length="0.0043in" draw:distance="0.0043in"/>
    <draw:stroke-dash draw:name="Dash_20_105" draw:display-name="Dash 105" draw:style="rect" draw:dots1="1" draw:dots1-length="0.0043in" draw:dots2="1" draw:dots2-length="0.0043in" draw:distance="0.0043in"/>
    <draw:stroke-dash draw:name="Dash_20_106" draw:display-name="Dash 106" draw:style="rect" draw:dots1="1" draw:dots1-length="0.0043in" draw:dots2="1" draw:dots2-length="0.0043in" draw:distance="0.0043in"/>
    <draw:stroke-dash draw:name="Dash_20_107" draw:display-name="Dash 107" draw:style="rect" draw:dots1="1" draw:dots1-length="0.0043in" draw:dots2="1" draw:dots2-length="0.0043in" draw:distance="0.0043in"/>
    <draw:stroke-dash draw:name="Dash_20_108" draw:display-name="Dash 108" draw:style="rect" draw:dots1="1" draw:dots1-length="0.0043in" draw:dots2="1" draw:dots2-length="0.0043in" draw:distance="0.0043in"/>
    <draw:stroke-dash draw:name="Dash_20_109" draw:display-name="Dash 109"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10" draw:display-name="Dash 110" draw:style="rect" draw:dots1="1" draw:dots1-length="0.0043in" draw:dots2="1" draw:dots2-length="0.0043in" draw:distance="0.0043in"/>
    <draw:stroke-dash draw:name="Dash_20_111" draw:display-name="Dash 111" draw:style="rect" draw:dots1="1" draw:dots1-length="0.0043in" draw:dots2="1" draw:dots2-length="0.0043in" draw:distance="0.0043in"/>
    <draw:stroke-dash draw:name="Dash_20_112" draw:display-name="Dash 112" draw:style="rect" draw:dots1="1" draw:dots1-length="0.0043in" draw:dots2="1" draw:dots2-length="0.0043in" draw:distance="0.0043in"/>
    <draw:stroke-dash draw:name="Dash_20_113" draw:display-name="Dash 113" draw:style="rect" draw:dots1="1" draw:dots1-length="0.0043in" draw:dots2="1" draw:dots2-length="0.0043in" draw:distance="0.0043in"/>
    <draw:stroke-dash draw:name="Dash_20_114" draw:display-name="Dash 114" draw:style="rect" draw:dots1="1" draw:dots1-length="0.0043in" draw:dots2="1" draw:dots2-length="0.0043in" draw:distance="0.0043in"/>
    <draw:stroke-dash draw:name="Dash_20_115" draw:display-name="Dash 115" draw:style="rect" draw:dots1="1" draw:dots1-length="0.0043in" draw:dots2="1" draw:dots2-length="0.0043in" draw:distance="0.0043in"/>
    <draw:stroke-dash draw:name="Dash_20_116" draw:display-name="Dash 116" draw:style="rect" draw:dots1="1" draw:dots1-length="0.0043in" draw:dots2="1" draw:dots2-length="0.0043in" draw:distance="0.0043in"/>
    <draw:stroke-dash draw:name="Dash_20_117" draw:display-name="Dash 117" draw:style="rect" draw:dots1="1" draw:dots1-length="0.0043in" draw:dots2="1" draw:dots2-length="0.0043in" draw:distance="0.0043in"/>
    <draw:stroke-dash draw:name="Dash_20_118" draw:display-name="Dash 118" draw:style="rect" draw:dots1="1" draw:dots1-length="0.0043in" draw:dots2="1" draw:dots2-length="0.0043in" draw:distance="0.0043in"/>
    <draw:stroke-dash draw:name="Dash_20_119" draw:display-name="Dash 119"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20" draw:display-name="Dash 120" draw:style="rect" draw:dots1="1" draw:dots1-length="0.0043in" draw:dots2="1" draw:dots2-length="0.0043in" draw:distance="0.0043in"/>
    <draw:stroke-dash draw:name="Dash_20_121" draw:display-name="Dash 121" draw:style="rect" draw:dots1="1" draw:dots1-length="0.0043in" draw:dots2="1" draw:dots2-length="0.0043in" draw:distance="0.0043in"/>
    <draw:stroke-dash draw:name="Dash_20_122" draw:display-name="Dash 122" draw:style="rect" draw:dots1="1" draw:dots1-length="0.0043in" draw:dots2="1" draw:dots2-length="0.0043in" draw:distance="0.0043in"/>
    <draw:stroke-dash draw:name="Dash_20_123" draw:display-name="Dash 123" draw:style="rect" draw:dots1="1" draw:dots1-length="0.0043in" draw:dots2="1" draw:dots2-length="0.0043in" draw:distance="0.0043in"/>
    <draw:stroke-dash draw:name="Dash_20_124" draw:display-name="Dash 124" draw:style="rect" draw:dots1="1" draw:dots1-length="0.0043in" draw:dots2="1" draw:dots2-length="0.0043in" draw:distance="0.0043in"/>
    <draw:stroke-dash draw:name="Dash_20_125" draw:display-name="Dash 125" draw:style="rect" draw:dots1="1" draw:dots1-length="0.0043in" draw:dots2="1" draw:dots2-length="0.0043in" draw:distance="0.0043in"/>
    <draw:stroke-dash draw:name="Dash_20_126" draw:display-name="Dash 126" draw:style="rect" draw:dots1="1" draw:dots1-length="0.0043in" draw:dots2="1" draw:dots2-length="0.0043in" draw:distance="0.0043in"/>
    <draw:stroke-dash draw:name="Dash_20_127" draw:display-name="Dash 127" draw:style="rect" draw:dots1="1" draw:dots1-length="0.0043in" draw:dots2="1" draw:dots2-length="0.0043in" draw:distance="0.0043in"/>
    <draw:stroke-dash draw:name="Dash_20_128" draw:display-name="Dash 128" draw:style="rect" draw:dots1="1" draw:dots1-length="0.0043in" draw:dots2="1" draw:dots2-length="0.0043in" draw:distance="0.0043in"/>
    <draw:stroke-dash draw:name="Dash_20_129" draw:display-name="Dash 129"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30" draw:display-name="Dash 130" draw:style="rect" draw:dots1="1" draw:dots1-length="0.0043in" draw:dots2="1" draw:dots2-length="0.0043in" draw:distance="0.0043in"/>
    <draw:stroke-dash draw:name="Dash_20_131" draw:display-name="Dash 131" draw:style="rect" draw:dots1="1" draw:dots1-length="0.0043in" draw:dots2="1" draw:dots2-length="0.0043in" draw:distance="0.0043in"/>
    <draw:stroke-dash draw:name="Dash_20_132" draw:display-name="Dash 132" draw:style="rect" draw:dots1="1" draw:dots1-length="0.0043in" draw:dots2="1" draw:dots2-length="0.0043in" draw:distance="0.0043in"/>
    <draw:stroke-dash draw:name="Dash_20_133" draw:display-name="Dash 133" draw:style="rect" draw:dots1="1" draw:dots1-length="0.0043in" draw:dots2="1" draw:dots2-length="0.0043in" draw:distance="0.0043in"/>
    <draw:stroke-dash draw:name="Dash_20_134" draw:display-name="Dash 134" draw:style="rect" draw:dots1="1" draw:dots1-length="0.0043in" draw:dots2="1" draw:dots2-length="0.0043in" draw:distance="0.0043in"/>
    <draw:stroke-dash draw:name="Dash_20_135" draw:display-name="Dash 135" draw:style="rect" draw:dots1="1" draw:dots1-length="0.0043in" draw:dots2="1" draw:dots2-length="0.0043in" draw:distance="0.0043in"/>
    <draw:stroke-dash draw:name="Dash_20_136" draw:display-name="Dash 136" draw:style="rect" draw:dots1="1" draw:dots1-length="0.0043in" draw:dots2="1" draw:dots2-length="0.0043in" draw:distance="0.0043in"/>
    <draw:stroke-dash draw:name="Dash_20_137" draw:display-name="Dash 137" draw:style="rect" draw:dots1="1" draw:dots1-length="0.0043in" draw:dots2="1" draw:dots2-length="0.0043in" draw:distance="0.0043in"/>
    <draw:stroke-dash draw:name="Dash_20_138" draw:display-name="Dash 138" draw:style="rect" draw:dots1="1" draw:dots1-length="0.0043in" draw:dots2="1" draw:dots2-length="0.0043in" draw:distance="0.0043in"/>
    <draw:stroke-dash draw:name="Dash_20_139" draw:display-name="Dash 139"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40" draw:display-name="Dash 140" draw:style="rect" draw:dots1="1" draw:dots1-length="0.0043in" draw:dots2="1" draw:dots2-length="0.0043in" draw:distance="0.0043in"/>
    <draw:stroke-dash draw:name="Dash_20_141" draw:display-name="Dash 141" draw:style="rect" draw:dots1="1" draw:dots1-length="0.0043in" draw:dots2="1" draw:dots2-length="0.0043in" draw:distance="0.0043in"/>
    <draw:stroke-dash draw:name="Dash_20_142" draw:display-name="Dash 142" draw:style="rect" draw:dots1="1" draw:dots1-length="0.0043in" draw:dots2="1" draw:dots2-length="0.0043in" draw:distance="0.0043in"/>
    <draw:stroke-dash draw:name="Dash_20_143" draw:display-name="Dash 143" draw:style="rect" draw:dots1="1" draw:dots1-length="0.0043in" draw:dots2="1" draw:dots2-length="0.0043in" draw:distance="0.0043in"/>
    <draw:stroke-dash draw:name="Dash_20_144" draw:display-name="Dash 144" draw:style="rect" draw:dots1="1" draw:dots1-length="0.0043in" draw:dots2="1" draw:dots2-length="0.0043in" draw:distance="0.0043in"/>
    <draw:stroke-dash draw:name="Dash_20_145" draw:display-name="Dash 145" draw:style="rect" draw:dots1="1" draw:dots1-length="0.0043in" draw:dots2="1" draw:dots2-length="0.0043in" draw:distance="0.0043in"/>
    <draw:stroke-dash draw:name="Dash_20_146" draw:display-name="Dash 146" draw:style="rect" draw:dots1="1" draw:dots1-length="0.0043in" draw:dots2="1" draw:dots2-length="0.0043in" draw:distance="0.0043in"/>
    <draw:stroke-dash draw:name="Dash_20_147" draw:display-name="Dash 147" draw:style="rect" draw:dots1="1" draw:dots1-length="0.0043in" draw:dots2="1" draw:dots2-length="0.0043in" draw:distance="0.0043in"/>
    <draw:stroke-dash draw:name="Dash_20_148" draw:display-name="Dash 148" draw:style="rect" draw:dots1="1" draw:dots1-length="0.0043in" draw:dots2="1" draw:dots2-length="0.0043in" draw:distance="0.0043in"/>
    <draw:stroke-dash draw:name="Dash_20_149" draw:display-name="Dash 149"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50" draw:display-name="Dash 150" draw:style="rect" draw:dots1="1" draw:dots1-length="0.0043in" draw:dots2="1" draw:dots2-length="0.0043in" draw:distance="0.0043in"/>
    <draw:stroke-dash draw:name="Dash_20_151" draw:display-name="Dash 151" draw:style="rect" draw:dots1="1" draw:dots1-length="0.0043in" draw:dots2="1" draw:dots2-length="0.0043in" draw:distance="0.0043in"/>
    <draw:stroke-dash draw:name="Dash_20_152" draw:display-name="Dash 152" draw:style="rect" draw:dots1="1" draw:dots1-length="0.0043in" draw:dots2="1" draw:dots2-length="0.0043in" draw:distance="0.0043in"/>
    <draw:stroke-dash draw:name="Dash_20_153" draw:display-name="Dash 153" draw:style="rect" draw:dots1="1" draw:dots1-length="0.0043in" draw:dots2="1" draw:dots2-length="0.0043in" draw:distance="0.0043in"/>
    <draw:stroke-dash draw:name="Dash_20_154" draw:display-name="Dash 154" draw:style="rect" draw:dots1="1" draw:dots1-length="0.0043in" draw:dots2="1" draw:dots2-length="0.0043in" draw:distance="0.0043in"/>
    <draw:stroke-dash draw:name="Dash_20_155" draw:display-name="Dash 155" draw:style="rect" draw:dots1="1" draw:dots1-length="0.0043in" draw:dots2="1" draw:dots2-length="0.0043in" draw:distance="0.0043in"/>
    <draw:stroke-dash draw:name="Dash_20_156" draw:display-name="Dash 156" draw:style="rect" draw:dots1="1" draw:dots1-length="0.0043in" draw:dots2="1" draw:dots2-length="0.0043in" draw:distance="0.0043in"/>
    <draw:stroke-dash draw:name="Dash_20_157" draw:display-name="Dash 157" draw:style="rect" draw:dots1="1" draw:dots1-length="0.0043in" draw:dots2="1" draw:dots2-length="0.0043in" draw:distance="0.0043in"/>
    <draw:stroke-dash draw:name="Dash_20_158" draw:display-name="Dash 158" draw:style="rect" draw:dots1="1" draw:dots1-length="0.0043in" draw:dots2="1" draw:dots2-length="0.0043in" draw:distance="0.0043in"/>
    <draw:stroke-dash draw:name="Dash_20_159" draw:display-name="Dash 159"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60" draw:display-name="Dash 160" draw:style="rect" draw:dots1="1" draw:dots1-length="0.0043in" draw:dots2="1" draw:dots2-length="0.0043in" draw:distance="0.0043in"/>
    <draw:stroke-dash draw:name="Dash_20_161" draw:display-name="Dash 161" draw:style="rect" draw:dots1="1" draw:dots1-length="0.0043in" draw:dots2="1" draw:dots2-length="0.0043in" draw:distance="0.0043in"/>
    <draw:stroke-dash draw:name="Dash_20_162" draw:display-name="Dash 162" draw:style="rect" draw:dots1="1" draw:dots1-length="0.0043in" draw:dots2="1" draw:dots2-length="0.0043in" draw:distance="0.0043in"/>
    <draw:stroke-dash draw:name="Dash_20_163" draw:display-name="Dash 163" draw:style="rect" draw:dots1="1" draw:dots1-length="0.0043in" draw:dots2="1" draw:dots2-length="0.0043in" draw:distance="0.0043in"/>
    <draw:stroke-dash draw:name="Dash_20_164" draw:display-name="Dash 164" draw:style="rect" draw:dots1="1" draw:dots1-length="0.0043in" draw:dots2="1" draw:dots2-length="0.0043in" draw:distance="0.0043in"/>
    <draw:stroke-dash draw:name="Dash_20_165" draw:display-name="Dash 165" draw:style="rect" draw:dots1="1" draw:dots1-length="0.0043in" draw:dots2="1" draw:dots2-length="0.0043in" draw:distance="0.0043in"/>
    <draw:stroke-dash draw:name="Dash_20_166" draw:display-name="Dash 166" draw:style="rect" draw:dots1="1" draw:dots1-length="0.0043in" draw:dots2="1" draw:dots2-length="0.0043in" draw:distance="0.0043in"/>
    <draw:stroke-dash draw:name="Dash_20_167" draw:display-name="Dash 167" draw:style="rect" draw:dots1="1" draw:dots1-length="0.0043in" draw:dots2="1" draw:dots2-length="0.0043in" draw:distance="0.0043in"/>
    <draw:stroke-dash draw:name="Dash_20_168" draw:display-name="Dash 168" draw:style="rect" draw:dots1="1" draw:dots1-length="0.0043in" draw:dots2="1" draw:dots2-length="0.0043in" draw:distance="0.0043in"/>
    <draw:stroke-dash draw:name="Dash_20_169" draw:display-name="Dash 169"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70" draw:display-name="Dash 170" draw:style="rect" draw:dots1="1" draw:dots1-length="0.0043in" draw:dots2="1" draw:dots2-length="0.0043in" draw:distance="0.0043in"/>
    <draw:stroke-dash draw:name="Dash_20_171" draw:display-name="Dash 171" draw:style="rect" draw:dots1="1" draw:dots1-length="0.0043in" draw:dots2="1" draw:dots2-length="0.0043in" draw:distance="0.0043in"/>
    <draw:stroke-dash draw:name="Dash_20_172" draw:display-name="Dash 172" draw:style="rect" draw:dots1="1" draw:dots1-length="0.0043in" draw:dots2="1" draw:dots2-length="0.0043in" draw:distance="0.0043in"/>
    <draw:stroke-dash draw:name="Dash_20_173" draw:display-name="Dash 173" draw:style="rect" draw:dots1="1" draw:dots1-length="0.0043in" draw:dots2="1" draw:dots2-length="0.0043in" draw:distance="0.0043in"/>
    <draw:stroke-dash draw:name="Dash_20_174" draw:display-name="Dash 174" draw:style="rect" draw:dots1="1" draw:dots1-length="0.0043in" draw:dots2="1" draw:dots2-length="0.0043in" draw:distance="0.0043in"/>
    <draw:stroke-dash draw:name="Dash_20_175" draw:display-name="Dash 175" draw:style="rect" draw:dots1="1" draw:dots1-length="0.0043in" draw:dots2="1" draw:dots2-length="0.0043in" draw:distance="0.0043in"/>
    <draw:stroke-dash draw:name="Dash_20_176" draw:display-name="Dash 176" draw:style="rect" draw:dots1="1" draw:dots1-length="0.0043in" draw:dots2="1" draw:dots2-length="0.0043in" draw:distance="0.0043in"/>
    <draw:stroke-dash draw:name="Dash_20_177" draw:display-name="Dash 177" draw:style="rect" draw:dots1="1" draw:dots1-length="0.0043in" draw:dots2="1" draw:dots2-length="0.0043in" draw:distance="0.0043in"/>
    <draw:stroke-dash draw:name="Dash_20_178" draw:display-name="Dash 178" draw:style="rect" draw:dots1="1" draw:dots1-length="0.0043in" draw:dots2="1" draw:dots2-length="0.0043in" draw:distance="0.0043in"/>
    <draw:stroke-dash draw:name="Dash_20_179" draw:display-name="Dash 179"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80" draw:display-name="Dash 180" draw:style="rect" draw:dots1="1" draw:dots1-length="0.0043in" draw:dots2="1" draw:dots2-length="0.0043in" draw:distance="0.0043in"/>
    <draw:stroke-dash draw:name="Dash_20_181" draw:display-name="Dash 181" draw:style="rect" draw:dots1="1" draw:dots1-length="0.0043in" draw:dots2="1" draw:dots2-length="0.0043in" draw:distance="0.0043in"/>
    <draw:stroke-dash draw:name="Dash_20_182" draw:display-name="Dash 182" draw:style="rect" draw:dots1="1" draw:dots1-length="0.0043in" draw:dots2="1" draw:dots2-length="0.0043in" draw:distance="0.0043in"/>
    <draw:stroke-dash draw:name="Dash_20_183" draw:display-name="Dash 183" draw:style="rect" draw:dots1="1" draw:dots1-length="0.0043in" draw:dots2="1" draw:dots2-length="0.0043in" draw:distance="0.0043in"/>
    <draw:stroke-dash draw:name="Dash_20_184" draw:display-name="Dash 184" draw:style="rect" draw:dots1="1" draw:dots1-length="0.0043in" draw:dots2="1" draw:dots2-length="0.0043in" draw:distance="0.0043in"/>
    <draw:stroke-dash draw:name="Dash_20_185" draw:display-name="Dash 185" draw:style="rect" draw:dots1="1" draw:dots1-length="0.0043in" draw:dots2="1" draw:dots2-length="0.0043in" draw:distance="0.0043in"/>
    <draw:stroke-dash draw:name="Dash_20_186" draw:display-name="Dash 186" draw:style="rect" draw:dots1="1" draw:dots1-length="0.0043in" draw:dots2="1" draw:dots2-length="0.0043in" draw:distance="0.0043in"/>
    <draw:stroke-dash draw:name="Dash_20_187" draw:display-name="Dash 187" draw:style="rect" draw:dots1="1" draw:dots1-length="0.0043in" draw:dots2="1" draw:dots2-length="0.0043in" draw:distance="0.0043in"/>
    <draw:stroke-dash draw:name="Dash_20_188" draw:display-name="Dash 188" draw:style="rect" draw:dots1="1" draw:dots1-length="0.0043in" draw:dots2="1" draw:dots2-length="0.0043in" draw:distance="0.0043in"/>
    <draw:stroke-dash draw:name="Dash_20_189" draw:display-name="Dash 189"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190" draw:display-name="Dash 190" draw:style="rect" draw:dots1="1" draw:dots1-length="0.0043in" draw:dots2="1" draw:dots2-length="0.0043in" draw:distance="0.0043in"/>
    <draw:stroke-dash draw:name="Dash_20_191" draw:display-name="Dash 191" draw:style="rect" draw:dots1="1" draw:dots1-length="0.0043in" draw:dots2="1" draw:dots2-length="0.0043in" draw:distance="0.0043in"/>
    <draw:stroke-dash draw:name="Dash_20_192" draw:display-name="Dash 192" draw:style="rect" draw:dots1="1" draw:dots1-length="0.0043in" draw:dots2="1" draw:dots2-length="0.0043in" draw:distance="0.0043in"/>
    <draw:stroke-dash draw:name="Dash_20_193" draw:display-name="Dash 193" draw:style="rect" draw:dots1="1" draw:dots1-length="0.0043in" draw:dots2="1" draw:dots2-length="0.0043in" draw:distance="0.0043in"/>
    <draw:stroke-dash draw:name="Dash_20_194" draw:display-name="Dash 194" draw:style="rect" draw:dots1="1" draw:dots1-length="0.0043in" draw:dots2="1" draw:dots2-length="0.0043in" draw:distance="0.0043in"/>
    <draw:stroke-dash draw:name="Dash_20_195" draw:display-name="Dash 195" draw:style="rect" draw:dots1="1" draw:dots1-length="0.0043in" draw:dots2="1" draw:dots2-length="0.0043in" draw:distance="0.0043in"/>
    <draw:stroke-dash draw:name="Dash_20_196" draw:display-name="Dash 196" draw:style="rect" draw:dots1="1" draw:dots1-length="0.0043in" draw:dots2="1" draw:dots2-length="0.0043in" draw:distance="0.0043in"/>
    <draw:stroke-dash draw:name="Dash_20_197" draw:display-name="Dash 197" draw:style="rect" draw:dots1="1" draw:dots1-length="0.0043in" draw:dots2="1" draw:dots2-length="0.0043in" draw:distance="0.0043in"/>
    <draw:stroke-dash draw:name="Dash_20_198" draw:display-name="Dash 198" draw:style="rect" draw:dots1="1" draw:dots1-length="0.0043in" draw:dots2="1" draw:dots2-length="0.0043in" draw:distance="0.0043in"/>
    <draw:stroke-dash draw:name="Dash_20_199" draw:display-name="Dash 19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00" draw:display-name="Dash 200" draw:style="rect" draw:dots1="1" draw:dots1-length="0.0043in" draw:dots2="1" draw:dots2-length="0.0043in" draw:distance="0.0043in"/>
    <draw:stroke-dash draw:name="Dash_20_201" draw:display-name="Dash 201" draw:style="rect" draw:dots1="1" draw:dots1-length="0.0043in" draw:dots2="1" draw:dots2-length="0.0043in" draw:distance="0.0043in"/>
    <draw:stroke-dash draw:name="Dash_20_202" draw:display-name="Dash 202" draw:style="rect" draw:dots1="1" draw:dots1-length="0.0043in" draw:dots2="1" draw:dots2-length="0.0043in" draw:distance="0.0043in"/>
    <draw:stroke-dash draw:name="Dash_20_203" draw:display-name="Dash 203" draw:style="rect" draw:dots1="1" draw:dots1-length="0.0043in" draw:dots2="1" draw:dots2-length="0.0043in" draw:distance="0.0043in"/>
    <draw:stroke-dash draw:name="Dash_20_204" draw:display-name="Dash 204" draw:style="rect" draw:dots1="1" draw:dots1-length="0.0043in" draw:dots2="1" draw:dots2-length="0.0043in" draw:distance="0.0043in"/>
    <draw:stroke-dash draw:name="Dash_20_205" draw:display-name="Dash 205" draw:style="rect" draw:dots1="1" draw:dots1-length="0.0043in" draw:dots2="1" draw:dots2-length="0.0043in" draw:distance="0.0043in"/>
    <draw:stroke-dash draw:name="Dash_20_206" draw:display-name="Dash 206" draw:style="rect" draw:dots1="1" draw:dots1-length="0.0043in" draw:dots2="1" draw:dots2-length="0.0043in" draw:distance="0.0043in"/>
    <draw:stroke-dash draw:name="Dash_20_207" draw:display-name="Dash 207" draw:style="rect" draw:dots1="1" draw:dots1-length="0.0043in" draw:dots2="1" draw:dots2-length="0.0043in" draw:distance="0.0043in"/>
    <draw:stroke-dash draw:name="Dash_20_208" draw:display-name="Dash 208" draw:style="rect" draw:dots1="1" draw:dots1-length="0.0043in" draw:dots2="1" draw:dots2-length="0.0043in" draw:distance="0.0043in"/>
    <draw:stroke-dash draw:name="Dash_20_209" draw:display-name="Dash 209"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10" draw:display-name="Dash 210" draw:style="rect" draw:dots1="1" draw:dots1-length="0.0043in" draw:dots2="1" draw:dots2-length="0.0043in" draw:distance="0.0043in"/>
    <draw:stroke-dash draw:name="Dash_20_211" draw:display-name="Dash 211" draw:style="rect" draw:dots1="1" draw:dots1-length="0.0043in" draw:dots2="1" draw:dots2-length="0.0043in" draw:distance="0.0043in"/>
    <draw:stroke-dash draw:name="Dash_20_212" draw:display-name="Dash 212" draw:style="rect" draw:dots1="1" draw:dots1-length="0.0043in" draw:dots2="1" draw:dots2-length="0.0043in" draw:distance="0.0043in"/>
    <draw:stroke-dash draw:name="Dash_20_213" draw:display-name="Dash 213" draw:style="rect" draw:dots1="1" draw:dots1-length="0.0043in" draw:dots2="1" draw:dots2-length="0.0043in" draw:distance="0.0043in"/>
    <draw:stroke-dash draw:name="Dash_20_214" draw:display-name="Dash 214" draw:style="rect" draw:dots1="1" draw:dots1-length="0.0043in" draw:dots2="1" draw:dots2-length="0.0043in" draw:distance="0.0043in"/>
    <draw:stroke-dash draw:name="Dash_20_215" draw:display-name="Dash 215" draw:style="rect" draw:dots1="1" draw:dots1-length="0.0043in" draw:dots2="1" draw:dots2-length="0.0043in" draw:distance="0.0043in"/>
    <draw:stroke-dash draw:name="Dash_20_216" draw:display-name="Dash 216" draw:style="rect" draw:dots1="1" draw:dots1-length="0.0043in" draw:dots2="1" draw:dots2-length="0.0043in" draw:distance="0.0043in"/>
    <draw:stroke-dash draw:name="Dash_20_217" draw:display-name="Dash 217" draw:style="rect" draw:dots1="1" draw:dots1-length="0.0043in" draw:dots2="1" draw:dots2-length="0.0043in" draw:distance="0.0043in"/>
    <draw:stroke-dash draw:name="Dash_20_218" draw:display-name="Dash 218" draw:style="rect" draw:dots1="1" draw:dots1-length="0.0043in" draw:dots2="1" draw:dots2-length="0.0043in" draw:distance="0.0043in"/>
    <draw:stroke-dash draw:name="Dash_20_219" draw:display-name="Dash 219"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20" draw:display-name="Dash 220" draw:style="rect" draw:dots1="1" draw:dots1-length="0.0043in" draw:dots2="1" draw:dots2-length="0.0043in" draw:distance="0.0043in"/>
    <draw:stroke-dash draw:name="Dash_20_221" draw:display-name="Dash 221" draw:style="rect" draw:dots1="1" draw:dots1-length="0.0043in" draw:dots2="1" draw:dots2-length="0.0043in" draw:distance="0.0043in"/>
    <draw:stroke-dash draw:name="Dash_20_222" draw:display-name="Dash 222" draw:style="rect" draw:dots1="1" draw:dots1-length="0.0043in" draw:dots2="1" draw:dots2-length="0.0043in" draw:distance="0.0043in"/>
    <draw:stroke-dash draw:name="Dash_20_223" draw:display-name="Dash 223" draw:style="rect" draw:dots1="1" draw:dots1-length="0.0043in" draw:dots2="1" draw:dots2-length="0.0043in" draw:distance="0.0043in"/>
    <draw:stroke-dash draw:name="Dash_20_224" draw:display-name="Dash 224" draw:style="rect" draw:dots1="1" draw:dots1-length="0.0043in" draw:dots2="1" draw:dots2-length="0.0043in" draw:distance="0.0043in"/>
    <draw:stroke-dash draw:name="Dash_20_225" draw:display-name="Dash 225" draw:style="rect" draw:dots1="1" draw:dots1-length="0.0043in" draw:dots2="1" draw:dots2-length="0.0043in" draw:distance="0.0043in"/>
    <draw:stroke-dash draw:name="Dash_20_226" draw:display-name="Dash 226" draw:style="rect" draw:dots1="1" draw:dots1-length="0.0043in" draw:dots2="1" draw:dots2-length="0.0043in" draw:distance="0.0043in"/>
    <draw:stroke-dash draw:name="Dash_20_227" draw:display-name="Dash 227" draw:style="rect" draw:dots1="1" draw:dots1-length="0.0043in" draw:dots2="1" draw:dots2-length="0.0043in" draw:distance="0.0043in"/>
    <draw:stroke-dash draw:name="Dash_20_228" draw:display-name="Dash 228" draw:style="rect" draw:dots1="1" draw:dots1-length="0.0043in" draw:dots2="1" draw:dots2-length="0.0043in" draw:distance="0.0043in"/>
    <draw:stroke-dash draw:name="Dash_20_229" draw:display-name="Dash 229"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30" draw:display-name="Dash 230" draw:style="rect" draw:dots1="1" draw:dots1-length="0.0043in" draw:dots2="1" draw:dots2-length="0.0043in" draw:distance="0.0043in"/>
    <draw:stroke-dash draw:name="Dash_20_231" draw:display-name="Dash 231" draw:style="rect" draw:dots1="1" draw:dots1-length="0.0043in" draw:dots2="1" draw:dots2-length="0.0043in" draw:distance="0.0043in"/>
    <draw:stroke-dash draw:name="Dash_20_232" draw:display-name="Dash 232" draw:style="rect" draw:dots1="1" draw:dots1-length="0.0043in" draw:dots2="1" draw:dots2-length="0.0043in" draw:distance="0.0043in"/>
    <draw:stroke-dash draw:name="Dash_20_233" draw:display-name="Dash 233" draw:style="rect" draw:dots1="1" draw:dots1-length="0.0043in" draw:dots2="1" draw:dots2-length="0.0043in" draw:distance="0.0043in"/>
    <draw:stroke-dash draw:name="Dash_20_234" draw:display-name="Dash 234" draw:style="rect" draw:dots1="1" draw:dots1-length="0.0043in" draw:dots2="1" draw:dots2-length="0.0043in" draw:distance="0.0043in"/>
    <draw:stroke-dash draw:name="Dash_20_235" draw:display-name="Dash 235" draw:style="rect" draw:dots1="1" draw:dots1-length="0.0043in" draw:dots2="1" draw:dots2-length="0.0043in" draw:distance="0.0043in"/>
    <draw:stroke-dash draw:name="Dash_20_236" draw:display-name="Dash 236" draw:style="rect" draw:dots1="1" draw:dots1-length="0.0043in" draw:dots2="1" draw:dots2-length="0.0043in" draw:distance="0.0043in"/>
    <draw:stroke-dash draw:name="Dash_20_237" draw:display-name="Dash 237" draw:style="rect" draw:dots1="1" draw:dots1-length="0.0043in" draw:dots2="1" draw:dots2-length="0.0043in" draw:distance="0.0043in"/>
    <draw:stroke-dash draw:name="Dash_20_238" draw:display-name="Dash 238" draw:style="rect" draw:dots1="1" draw:dots1-length="0.0043in" draw:dots2="1" draw:dots2-length="0.0043in" draw:distance="0.0043in"/>
    <draw:stroke-dash draw:name="Dash_20_239" draw:display-name="Dash 239"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40" draw:display-name="Dash 240" draw:style="rect" draw:dots1="1" draw:dots1-length="0.0043in" draw:dots2="1" draw:dots2-length="0.0043in" draw:distance="0.0043in"/>
    <draw:stroke-dash draw:name="Dash_20_241" draw:display-name="Dash 241" draw:style="rect" draw:dots1="1" draw:dots1-length="0.0043in" draw:dots2="1" draw:dots2-length="0.0043in" draw:distance="0.0043in"/>
    <draw:stroke-dash draw:name="Dash_20_242" draw:display-name="Dash 242" draw:style="rect" draw:dots1="1" draw:dots1-length="0.0043in" draw:dots2="1" draw:dots2-length="0.0043in" draw:distance="0.0043in"/>
    <draw:stroke-dash draw:name="Dash_20_243" draw:display-name="Dash 243" draw:style="rect" draw:dots1="1" draw:dots1-length="0.0043in" draw:dots2="1" draw:dots2-length="0.0043in" draw:distance="0.0043in"/>
    <draw:stroke-dash draw:name="Dash_20_244" draw:display-name="Dash 244" draw:style="rect" draw:dots1="1" draw:dots1-length="0.0043in" draw:dots2="1" draw:dots2-length="0.0043in" draw:distance="0.0043in"/>
    <draw:stroke-dash draw:name="Dash_20_245" draw:display-name="Dash 245" draw:style="rect" draw:dots1="1" draw:dots1-length="0.0043in" draw:dots2="1" draw:dots2-length="0.0043in" draw:distance="0.0043in"/>
    <draw:stroke-dash draw:name="Dash_20_246" draw:display-name="Dash 246" draw:style="rect" draw:dots1="1" draw:dots1-length="0.0043in" draw:dots2="1" draw:dots2-length="0.0043in" draw:distance="0.0043in"/>
    <draw:stroke-dash draw:name="Dash_20_247" draw:display-name="Dash 247" draw:style="rect" draw:dots1="1" draw:dots1-length="0.0043in" draw:dots2="1" draw:dots2-length="0.0043in" draw:distance="0.0043in"/>
    <draw:stroke-dash draw:name="Dash_20_248" draw:display-name="Dash 248" draw:style="rect" draw:dots1="1" draw:dots1-length="0.0043in" draw:dots2="1" draw:dots2-length="0.0043in" draw:distance="0.0043in"/>
    <draw:stroke-dash draw:name="Dash_20_249" draw:display-name="Dash 249"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50" draw:display-name="Dash 250" draw:style="rect" draw:dots1="1" draw:dots1-length="0.0043in" draw:dots2="1" draw:dots2-length="0.0043in" draw:distance="0.0043in"/>
    <draw:stroke-dash draw:name="Dash_20_251" draw:display-name="Dash 251" draw:style="rect" draw:dots1="1" draw:dots1-length="0.0043in" draw:dots2="1" draw:dots2-length="0.0043in" draw:distance="0.0043in"/>
    <draw:stroke-dash draw:name="Dash_20_252" draw:display-name="Dash 252" draw:style="rect" draw:dots1="1" draw:dots1-length="0.0043in" draw:dots2="1" draw:dots2-length="0.0043in" draw:distance="0.0043in"/>
    <draw:stroke-dash draw:name="Dash_20_253" draw:display-name="Dash 253" draw:style="rect" draw:dots1="1" draw:dots1-length="0.0043in" draw:dots2="1" draw:dots2-length="0.0043in" draw:distance="0.0043in"/>
    <draw:stroke-dash draw:name="Dash_20_254" draw:display-name="Dash 254" draw:style="rect" draw:dots1="1" draw:dots1-length="0.0043in" draw:dots2="1" draw:dots2-length="0.0043in" draw:distance="0.0043in"/>
    <draw:stroke-dash draw:name="Dash_20_255" draw:display-name="Dash 255" draw:style="rect" draw:dots1="1" draw:dots1-length="0.0043in" draw:dots2="1" draw:dots2-length="0.0043in" draw:distance="0.0043in"/>
    <draw:stroke-dash draw:name="Dash_20_256" draw:display-name="Dash 256" draw:style="rect" draw:dots1="1" draw:dots1-length="0.0043in" draw:dots2="1" draw:dots2-length="0.0043in" draw:distance="0.0043in"/>
    <draw:stroke-dash draw:name="Dash_20_257" draw:display-name="Dash 257" draw:style="rect" draw:dots1="1" draw:dots1-length="0.0043in" draw:dots2="1" draw:dots2-length="0.0043in" draw:distance="0.0043in"/>
    <draw:stroke-dash draw:name="Dash_20_258" draw:display-name="Dash 258" draw:style="rect" draw:dots1="1" draw:dots1-length="0.0043in" draw:dots2="1" draw:dots2-length="0.0043in" draw:distance="0.0043in"/>
    <draw:stroke-dash draw:name="Dash_20_259" draw:display-name="Dash 259"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60" draw:display-name="Dash 260" draw:style="rect" draw:dots1="1" draw:dots1-length="0.0043in" draw:dots2="1" draw:dots2-length="0.0043in" draw:distance="0.0043in"/>
    <draw:stroke-dash draw:name="Dash_20_261" draw:display-name="Dash 261" draw:style="rect" draw:dots1="1" draw:dots1-length="0.0043in" draw:dots2="1" draw:dots2-length="0.0043in" draw:distance="0.0043in"/>
    <draw:stroke-dash draw:name="Dash_20_262" draw:display-name="Dash 262" draw:style="rect" draw:dots1="1" draw:dots1-length="0.0043in" draw:dots2="1" draw:dots2-length="0.0043in" draw:distance="0.0043in"/>
    <draw:stroke-dash draw:name="Dash_20_263" draw:display-name="Dash 263" draw:style="rect" draw:dots1="1" draw:dots1-length="0.0043in" draw:dots2="1" draw:dots2-length="0.0043in" draw:distance="0.0043in"/>
    <draw:stroke-dash draw:name="Dash_20_264" draw:display-name="Dash 264" draw:style="rect" draw:dots1="1" draw:dots1-length="0.0043in" draw:dots2="1" draw:dots2-length="0.0043in" draw:distance="0.0043in"/>
    <draw:stroke-dash draw:name="Dash_20_265" draw:display-name="Dash 265" draw:style="rect" draw:dots1="1" draw:dots1-length="0.0043in" draw:dots2="1" draw:dots2-length="0.0043in" draw:distance="0.0043in"/>
    <draw:stroke-dash draw:name="Dash_20_266" draw:display-name="Dash 266" draw:style="rect" draw:dots1="1" draw:dots1-length="0.0043in" draw:dots2="1" draw:dots2-length="0.0043in" draw:distance="0.0043in"/>
    <draw:stroke-dash draw:name="Dash_20_267" draw:display-name="Dash 267" draw:style="rect" draw:dots1="1" draw:dots1-length="0.0043in" draw:dots2="1" draw:dots2-length="0.0043in" draw:distance="0.0043in"/>
    <draw:stroke-dash draw:name="Dash_20_268" draw:display-name="Dash 268" draw:style="rect" draw:dots1="1" draw:dots1-length="0.0043in" draw:dots2="1" draw:dots2-length="0.0043in" draw:distance="0.0043in"/>
    <draw:stroke-dash draw:name="Dash_20_269" draw:display-name="Dash 269"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70" draw:display-name="Dash 270" draw:style="rect" draw:dots1="1" draw:dots1-length="0.0043in" draw:dots2="1" draw:dots2-length="0.0043in" draw:distance="0.0043in"/>
    <draw:stroke-dash draw:name="Dash_20_271" draw:display-name="Dash 271" draw:style="rect" draw:dots1="1" draw:dots1-length="0.0043in" draw:dots2="1" draw:dots2-length="0.0043in" draw:distance="0.0043in"/>
    <draw:stroke-dash draw:name="Dash_20_272" draw:display-name="Dash 272" draw:style="rect" draw:dots1="1" draw:dots1-length="0.0043in" draw:dots2="1" draw:dots2-length="0.0043in" draw:distance="0.0043in"/>
    <draw:stroke-dash draw:name="Dash_20_273" draw:display-name="Dash 273" draw:style="rect" draw:dots1="1" draw:dots1-length="0.0043in" draw:dots2="1" draw:dots2-length="0.0043in" draw:distance="0.0043in"/>
    <draw:stroke-dash draw:name="Dash_20_274" draw:display-name="Dash 274" draw:style="rect" draw:dots1="1" draw:dots1-length="0.0043in" draw:dots2="1" draw:dots2-length="0.0043in" draw:distance="0.0043in"/>
    <draw:stroke-dash draw:name="Dash_20_275" draw:display-name="Dash 275" draw:style="rect" draw:dots1="1" draw:dots1-length="0.0043in" draw:dots2="1" draw:dots2-length="0.0043in" draw:distance="0.0043in"/>
    <draw:stroke-dash draw:name="Dash_20_276" draw:display-name="Dash 276" draw:style="rect" draw:dots1="1" draw:dots1-length="0.0043in" draw:dots2="1" draw:dots2-length="0.0043in" draw:distance="0.0043in"/>
    <draw:stroke-dash draw:name="Dash_20_277" draw:display-name="Dash 277" draw:style="rect" draw:dots1="1" draw:dots1-length="0.0043in" draw:dots2="1" draw:dots2-length="0.0043in" draw:distance="0.0043in"/>
    <draw:stroke-dash draw:name="Dash_20_278" draw:display-name="Dash 278" draw:style="rect" draw:dots1="1" draw:dots1-length="0.0043in" draw:dots2="1" draw:dots2-length="0.0043in" draw:distance="0.0043in"/>
    <draw:stroke-dash draw:name="Dash_20_279" draw:display-name="Dash 279"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80" draw:display-name="Dash 280" draw:style="rect" draw:dots1="1" draw:dots1-length="0.0043in" draw:dots2="1" draw:dots2-length="0.0043in" draw:distance="0.0043in"/>
    <draw:stroke-dash draw:name="Dash_20_281" draw:display-name="Dash 281" draw:style="rect" draw:dots1="1" draw:dots1-length="0.0043in" draw:dots2="1" draw:dots2-length="0.0043in" draw:distance="0.0043in"/>
    <draw:stroke-dash draw:name="Dash_20_282" draw:display-name="Dash 282" draw:style="rect" draw:dots1="1" draw:dots1-length="0.0043in" draw:dots2="1" draw:dots2-length="0.0043in" draw:distance="0.0043in"/>
    <draw:stroke-dash draw:name="Dash_20_283" draw:display-name="Dash 283" draw:style="rect" draw:dots1="1" draw:dots1-length="0.0043in" draw:dots2="1" draw:dots2-length="0.0043in" draw:distance="0.0043in"/>
    <draw:stroke-dash draw:name="Dash_20_284" draw:display-name="Dash 284" draw:style="rect" draw:dots1="1" draw:dots1-length="0.0043in" draw:dots2="1" draw:dots2-length="0.0043in" draw:distance="0.0043in"/>
    <draw:stroke-dash draw:name="Dash_20_285" draw:display-name="Dash 285" draw:style="rect" draw:dots1="1" draw:dots1-length="0.0043in" draw:dots2="1" draw:dots2-length="0.0043in" draw:distance="0.0043in"/>
    <draw:stroke-dash draw:name="Dash_20_286" draw:display-name="Dash 286" draw:style="rect" draw:dots1="1" draw:dots1-length="0.0043in" draw:dots2="1" draw:dots2-length="0.0043in" draw:distance="0.0043in"/>
    <draw:stroke-dash draw:name="Dash_20_287" draw:display-name="Dash 287" draw:style="rect" draw:dots1="1" draw:dots1-length="0.0043in" draw:dots2="1" draw:dots2-length="0.0043in" draw:distance="0.0043in"/>
    <draw:stroke-dash draw:name="Dash_20_288" draw:display-name="Dash 288" draw:style="rect" draw:dots1="1" draw:dots1-length="0.0043in" draw:dots2="1" draw:dots2-length="0.0043in" draw:distance="0.0043in"/>
    <draw:stroke-dash draw:name="Dash_20_289" draw:display-name="Dash 289"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290" draw:display-name="Dash 290" draw:style="rect" draw:dots1="1" draw:dots1-length="0.0043in" draw:dots2="1" draw:dots2-length="0.0043in" draw:distance="0.0043in"/>
    <draw:stroke-dash draw:name="Dash_20_291" draw:display-name="Dash 291" draw:style="rect" draw:dots1="1" draw:dots1-length="0.0043in" draw:dots2="1" draw:dots2-length="0.0043in" draw:distance="0.0043in"/>
    <draw:stroke-dash draw:name="Dash_20_292" draw:display-name="Dash 292" draw:style="rect" draw:dots1="1" draw:dots1-length="0.0043in" draw:dots2="1" draw:dots2-length="0.0043in" draw:distance="0.0043in"/>
    <draw:stroke-dash draw:name="Dash_20_294" draw:display-name="Dash 294"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06" draw:display-name="Dash 306" draw:style="rect" draw:dots1="1" draw:dots1-length="0.0043in" draw:dots2="1" draw:dots2-length="0.0043in" draw:distance="0.0043in"/>
    <draw:stroke-dash draw:name="Dash_20_307" draw:display-name="Dash 307" draw:style="rect" draw:dots1="1" draw:dots1-length="0.0043in" draw:dots2="1" draw:dots2-length="0.0043in" draw:distance="0.0043in"/>
    <draw:stroke-dash draw:name="Dash_20_308" draw:display-name="Dash 308" draw:style="rect" draw:dots1="1" draw:dots1-length="0.0043in" draw:dots2="1" draw:dots2-length="0.0043in" draw:distance="0.0043in"/>
    <draw:stroke-dash draw:name="Dash_20_309" draw:display-name="Dash 309"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10" draw:display-name="Dash 310" draw:style="rect" draw:dots1="1" draw:dots1-length="0.0043in" draw:dots2="1" draw:dots2-length="0.0043in" draw:distance="0.0043in"/>
    <draw:stroke-dash draw:name="Dash_20_311" draw:display-name="Dash 311" draw:style="rect" draw:dots1="1" draw:dots1-length="0.0043in" draw:dots2="1" draw:dots2-length="0.0043in" draw:distance="0.0043in"/>
    <draw:stroke-dash draw:name="Dash_20_312" draw:display-name="Dash 312" draw:style="rect" draw:dots1="1" draw:dots1-length="0.0043in" draw:dots2="1" draw:dots2-length="0.0043in" draw:distance="0.0043in"/>
    <draw:stroke-dash draw:name="Dash_20_313" draw:display-name="Dash 313" draw:style="rect" draw:dots1="1" draw:dots1-length="0.0043in" draw:dots2="1" draw:dots2-length="0.0043in" draw:distance="0.0043in"/>
    <draw:stroke-dash draw:name="Dash_20_314" draw:display-name="Dash 314" draw:style="rect" draw:dots1="1" draw:dots1-length="0.0043in" draw:dots2="1" draw:dots2-length="0.0043in" draw:distance="0.0043in"/>
    <draw:stroke-dash draw:name="Dash_20_315" draw:display-name="Dash 315" draw:style="rect" draw:dots1="1" draw:dots1-length="0.0043in" draw:dots2="1" draw:dots2-length="0.0043in" draw:distance="0.0043in"/>
    <draw:stroke-dash draw:name="Dash_20_316" draw:display-name="Dash 316" draw:style="rect" draw:dots1="1" draw:dots1-length="0.0043in" draw:dots2="1" draw:dots2-length="0.0043in" draw:distance="0.0043in"/>
    <draw:stroke-dash draw:name="Dash_20_317" draw:display-name="Dash 317" draw:style="rect" draw:dots1="1" draw:dots1-length="0.0043in" draw:dots2="1" draw:dots2-length="0.0043in" draw:distance="0.0043in"/>
    <draw:stroke-dash draw:name="Dash_20_318" draw:display-name="Dash 318" draw:style="rect" draw:dots1="1" draw:dots1-length="0.0043in" draw:dots2="1" draw:dots2-length="0.0043in" draw:distance="0.0043in"/>
    <draw:stroke-dash draw:name="Dash_20_319" draw:display-name="Dash 319"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20" draw:display-name="Dash 320" draw:style="rect" draw:dots1="1" draw:dots1-length="0.0043in" draw:dots2="1" draw:dots2-length="0.0043in" draw:distance="0.0043in"/>
    <draw:stroke-dash draw:name="Dash_20_321" draw:display-name="Dash 321" draw:style="rect" draw:dots1="1" draw:dots1-length="0.0043in" draw:dots2="1" draw:dots2-length="0.0043in" draw:distance="0.0043in"/>
    <draw:stroke-dash draw:name="Dash_20_322" draw:display-name="Dash 322" draw:style="rect" draw:dots1="1" draw:dots1-length="0.0043in" draw:dots2="1" draw:dots2-length="0.0043in" draw:distance="0.0043in"/>
    <draw:stroke-dash draw:name="Dash_20_323" draw:display-name="Dash 323" draw:style="rect" draw:dots1="1" draw:dots1-length="0.0043in" draw:dots2="1" draw:dots2-length="0.0043in" draw:distance="0.0043in"/>
    <draw:stroke-dash draw:name="Dash_20_324" draw:display-name="Dash 324" draw:style="rect" draw:dots1="1" draw:dots1-length="0.0043in" draw:dots2="1" draw:dots2-length="0.0043in" draw:distance="0.0043in"/>
    <draw:stroke-dash draw:name="Dash_20_325" draw:display-name="Dash 325" draw:style="rect" draw:dots1="1" draw:dots1-length="0.0043in" draw:dots2="1" draw:dots2-length="0.0043in" draw:distance="0.0043in"/>
    <draw:stroke-dash draw:name="Dash_20_326" draw:display-name="Dash 326" draw:style="rect" draw:dots1="1" draw:dots1-length="0.0043in" draw:dots2="1" draw:dots2-length="0.0043in" draw:distance="0.0043in"/>
    <draw:stroke-dash draw:name="Dash_20_327" draw:display-name="Dash 327" draw:style="rect" draw:dots1="1" draw:dots1-length="0.0043in" draw:dots2="1" draw:dots2-length="0.0043in" draw:distance="0.0043in"/>
    <draw:stroke-dash draw:name="Dash_20_328" draw:display-name="Dash 328" draw:style="rect" draw:dots1="1" draw:dots1-length="0.0043in" draw:dots2="1" draw:dots2-length="0.0043in" draw:distance="0.0043in"/>
    <draw:stroke-dash draw:name="Dash_20_329" draw:display-name="Dash 329"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330" draw:display-name="Dash 330" draw:style="rect" draw:dots1="1" draw:dots1-length="0.0043in" draw:dots2="1" draw:dots2-length="0.0043in" draw:distance="0.0043in"/>
    <draw:stroke-dash draw:name="Dash_20_331" draw:display-name="Dash 331" draw:style="rect" draw:dots1="1" draw:dots1-length="0.0043in" draw:dots2="1" draw:dots2-length="0.0043in" draw:distance="0.0043in"/>
    <draw:stroke-dash draw:name="Dash_20_332" draw:display-name="Dash 332" draw:style="rect" draw:dots1="1" draw:dots1-length="0.0043in" draw:dots2="1" draw:dots2-length="0.0043in" draw:distance="0.0043in"/>
    <draw:stroke-dash draw:name="Dash_20_333" draw:display-name="Dash 333" draw:style="rect" draw:dots1="1" draw:dots1-length="0.0043in" draw:dots2="1" draw:dots2-length="0.0043in" draw:distance="0.0043in"/>
    <draw:stroke-dash draw:name="Dash_20_334" draw:display-name="Dash 334" draw:style="rect" draw:dots1="1" draw:dots1-length="0.0043in" draw:dots2="1" draw:dots2-length="0.0043in" draw:distance="0.0043in"/>
    <draw:stroke-dash draw:name="Dash_20_335" draw:display-name="Dash 335" draw:style="rect" draw:dots1="1" draw:dots1-length="0.0043in" draw:dots2="1" draw:dots2-length="0.0043in" draw:distance="0.0043in"/>
    <draw:stroke-dash draw:name="Dash_20_336" draw:display-name="Dash 336" draw:style="rect" draw:dots1="1" draw:dots1-length="0.0043in" draw:dots2="1" draw:dots2-length="0.0043in" draw:distance="0.0043in"/>
    <draw:stroke-dash draw:name="Dash_20_337" draw:display-name="Dash 337" draw:style="rect" draw:dots1="1" draw:dots1-length="0.0043in" draw:dots2="1" draw:dots2-length="0.0043in" draw:distance="0.0043in"/>
    <draw:stroke-dash draw:name="Dash_20_338" draw:display-name="Dash 338" draw:style="rect" draw:dots1="1" draw:dots1-length="0.0043in" draw:dots2="1" draw:dots2-length="0.0043in" draw:distance="0.0043in"/>
    <draw:stroke-dash draw:name="Dash_20_339" draw:display-name="Dash 339" draw:style="rect" draw:dots1="1" draw:dots1-length="0.0043in" draw:dots2="1" draw:dots2-length="0.0043in" draw:distance="0.0043in"/>
    <draw:stroke-dash draw:name="Dash_20_34" draw:display-name="Dash 34" draw:style="rect" draw:dots1="1" draw:dots1-length="0.0043in" draw:dots2="1" draw:dots2-length="0.0043in" draw:distance="0.0043in"/>
    <draw:stroke-dash draw:name="Dash_20_340" draw:display-name="Dash 340" draw:style="rect" draw:dots1="1" draw:dots1-length="0.0043in" draw:dots2="1" draw:dots2-length="0.0043in" draw:distance="0.0043in"/>
    <draw:stroke-dash draw:name="Dash_20_341" draw:display-name="Dash 341" draw:style="rect" draw:dots1="1" draw:dots1-length="0.0043in" draw:dots2="1" draw:dots2-length="0.0043in" draw:distance="0.0043in"/>
    <draw:stroke-dash draw:name="Dash_20_342" draw:display-name="Dash 342" draw:style="rect" draw:dots1="1" draw:dots1-length="0.0043in" draw:dots2="1" draw:dots2-length="0.0043in" draw:distance="0.0043in"/>
    <draw:stroke-dash draw:name="Dash_20_343" draw:display-name="Dash 343" draw:style="rect" draw:dots1="1" draw:dots1-length="0.0043in" draw:dots2="1" draw:dots2-length="0.0043in" draw:distance="0.0043in"/>
    <draw:stroke-dash draw:name="Dash_20_344" draw:display-name="Dash 344" draw:style="rect" draw:dots1="1" draw:dots1-length="0.0043in" draw:dots2="1" draw:dots2-length="0.0043in" draw:distance="0.0043in"/>
    <draw:stroke-dash draw:name="Dash_20_345" draw:display-name="Dash 345" draw:style="rect" draw:dots1="1" draw:dots1-length="0.0043in" draw:dots2="1" draw:dots2-length="0.0043in" draw:distance="0.0043in"/>
    <draw:stroke-dash draw:name="Dash_20_346" draw:display-name="Dash 346" draw:style="rect" draw:dots1="1" draw:dots1-length="0.0043in" draw:dots2="1" draw:dots2-length="0.0043in" draw:distance="0.0043in"/>
    <draw:stroke-dash draw:name="Dash_20_347" draw:display-name="Dash 347" draw:style="rect" draw:dots1="1" draw:dots1-length="0.0043in" draw:dots2="1" draw:dots2-length="0.0043in" draw:distance="0.0043in"/>
    <draw:stroke-dash draw:name="Dash_20_348" draw:display-name="Dash 348" draw:style="rect" draw:dots1="1" draw:dots1-length="0.0043in" draw:dots2="1" draw:dots2-length="0.0043in" draw:distance="0.0043in"/>
    <draw:stroke-dash draw:name="Dash_20_349" draw:display-name="Dash 349" draw:style="rect" draw:dots1="1" draw:dots1-length="0.0043in" draw:dots2="1" draw:dots2-length="0.0043in" draw:distance="0.0043in"/>
    <draw:stroke-dash draw:name="Dash_20_35" draw:display-name="Dash 35" draw:style="rect" draw:dots1="1" draw:dots1-length="0.0043in" draw:dots2="1" draw:dots2-length="0.0043in" draw:distance="0.0043in"/>
    <draw:stroke-dash draw:name="Dash_20_350" draw:display-name="Dash 350" draw:style="rect" draw:dots1="1" draw:dots1-length="0.0043in" draw:dots2="1" draw:dots2-length="0.0043in" draw:distance="0.0043in"/>
    <draw:stroke-dash draw:name="Dash_20_36" draw:display-name="Dash 36" draw:style="rect" draw:dots1="1" draw:dots1-length="0.0043in" draw:dots2="1" draw:dots2-length="0.0043in" draw:distance="0.0043in"/>
    <draw:stroke-dash draw:name="Dash_20_37" draw:display-name="Dash 37" draw:style="rect" draw:dots1="1" draw:dots1-length="0.0043in" draw:dots2="1" draw:dots2-length="0.0043in" draw:distance="0.0043in"/>
    <draw:stroke-dash draw:name="Dash_20_38" draw:display-name="Dash 38" draw:style="rect" draw:dots1="1" draw:dots1-length="0.0043in" draw:dots2="1" draw:dots2-length="0.0043in" draw:distance="0.0043in"/>
    <draw:stroke-dash draw:name="Dash_20_39" draw:display-name="Dash 39"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40" draw:display-name="Dash 40" draw:style="rect" draw:dots1="1" draw:dots1-length="0.0043in" draw:dots2="1" draw:dots2-length="0.0043in" draw:distance="0.0043in"/>
    <draw:stroke-dash draw:name="Dash_20_41" draw:display-name="Dash 41" draw:style="rect" draw:dots1="1" draw:dots1-length="0.0043in" draw:dots2="1" draw:dots2-length="0.0043in" draw:distance="0.0043in"/>
    <draw:stroke-dash draw:name="Dash_20_42" draw:display-name="Dash 42" draw:style="rect" draw:dots1="1" draw:dots1-length="0.0043in" draw:dots2="1" draw:dots2-length="0.0043in" draw:distance="0.0043in"/>
    <draw:stroke-dash draw:name="Dash_20_43" draw:display-name="Dash 43" draw:style="rect" draw:dots1="1" draw:dots1-length="0.0043in" draw:dots2="1" draw:dots2-length="0.0043in" draw:distance="0.0043in"/>
    <draw:stroke-dash draw:name="Dash_20_44" draw:display-name="Dash 44" draw:style="rect" draw:dots1="1" draw:dots1-length="0.0043in" draw:dots2="1" draw:dots2-length="0.0043in" draw:distance="0.0043in"/>
    <draw:stroke-dash draw:name="Dash_20_45" draw:display-name="Dash 45" draw:style="rect" draw:dots1="1" draw:dots1-length="0.0043in" draw:dots2="1" draw:dots2-length="0.0043in" draw:distance="0.0043in"/>
    <draw:stroke-dash draw:name="Dash_20_46" draw:display-name="Dash 46" draw:style="rect" draw:dots1="1" draw:dots1-length="0.0043in" draw:dots2="1" draw:dots2-length="0.0043in" draw:distance="0.0043in"/>
    <draw:stroke-dash draw:name="Dash_20_47" draw:display-name="Dash 47" draw:style="rect" draw:dots1="1" draw:dots1-length="0.0043in" draw:dots2="1" draw:dots2-length="0.0043in" draw:distance="0.0043in"/>
    <draw:stroke-dash draw:name="Dash_20_48" draw:display-name="Dash 48" draw:style="rect" draw:dots1="1" draw:dots1-length="0.0043in" draw:dots2="1" draw:dots2-length="0.0043in" draw:distance="0.0043in"/>
    <draw:stroke-dash draw:name="Dash_20_49" draw:display-name="Dash 49"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50" draw:display-name="Dash 50" draw:style="rect" draw:dots1="1" draw:dots1-length="0.0043in" draw:dots2="1" draw:dots2-length="0.0043in" draw:distance="0.0043in"/>
    <draw:stroke-dash draw:name="Dash_20_51" draw:display-name="Dash 51" draw:style="rect" draw:dots1="1" draw:dots1-length="0.0043in" draw:dots2="1" draw:dots2-length="0.0043in" draw:distance="0.0043in"/>
    <draw:stroke-dash draw:name="Dash_20_52" draw:display-name="Dash 52" draw:style="rect" draw:dots1="1" draw:dots1-length="0.0043in" draw:dots2="1" draw:dots2-length="0.0043in" draw:distance="0.0043in"/>
    <draw:stroke-dash draw:name="Dash_20_53" draw:display-name="Dash 53" draw:style="rect" draw:dots1="1" draw:dots1-length="0.0043in" draw:dots2="1" draw:dots2-length="0.0043in" draw:distance="0.0043in"/>
    <draw:stroke-dash draw:name="Dash_20_54" draw:display-name="Dash 54" draw:style="rect" draw:dots1="1" draw:dots1-length="0.0043in" draw:dots2="1" draw:dots2-length="0.0043in" draw:distance="0.0043in"/>
    <draw:stroke-dash draw:name="Dash_20_55" draw:display-name="Dash 55" draw:style="rect" draw:dots1="1" draw:dots1-length="0.0043in" draw:dots2="1" draw:dots2-length="0.0043in" draw:distance="0.0043in"/>
    <draw:stroke-dash draw:name="Dash_20_56" draw:display-name="Dash 56" draw:style="rect" draw:dots1="1" draw:dots1-length="0.0043in" draw:dots2="1" draw:dots2-length="0.0043in" draw:distance="0.0043in"/>
    <draw:stroke-dash draw:name="Dash_20_57" draw:display-name="Dash 57" draw:style="rect" draw:dots1="1" draw:dots1-length="0.0043in" draw:dots2="1" draw:dots2-length="0.0043in" draw:distance="0.0043in"/>
    <draw:stroke-dash draw:name="Dash_20_58" draw:display-name="Dash 58" draw:style="rect" draw:dots1="1" draw:dots1-length="0.0043in" draw:dots2="1" draw:dots2-length="0.0043in" draw:distance="0.0043in"/>
    <draw:stroke-dash draw:name="Dash_20_59" draw:display-name="Dash 59"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60" draw:display-name="Dash 60" draw:style="rect" draw:dots1="1" draw:dots1-length="0.0043in" draw:dots2="1" draw:dots2-length="0.0043in" draw:distance="0.0043in"/>
    <draw:stroke-dash draw:name="Dash_20_61" draw:display-name="Dash 61" draw:style="rect" draw:dots1="1" draw:dots1-length="0.0043in" draw:dots2="1" draw:dots2-length="0.0043in" draw:distance="0.0043in"/>
    <draw:stroke-dash draw:name="Dash_20_62" draw:display-name="Dash 62" draw:style="rect" draw:dots1="1" draw:dots1-length="0.0043in" draw:dots2="1" draw:dots2-length="0.0043in" draw:distance="0.0043in"/>
    <draw:stroke-dash draw:name="Dash_20_63" draw:display-name="Dash 63" draw:style="rect" draw:dots1="1" draw:dots1-length="0.0043in" draw:dots2="1" draw:dots2-length="0.0043in" draw:distance="0.0043in"/>
    <draw:stroke-dash draw:name="Dash_20_64" draw:display-name="Dash 64" draw:style="rect" draw:dots1="1" draw:dots1-length="0.0043in" draw:dots2="1" draw:dots2-length="0.0043in" draw:distance="0.0043in"/>
    <draw:stroke-dash draw:name="Dash_20_65" draw:display-name="Dash 65" draw:style="rect" draw:dots1="1" draw:dots1-length="0.0043in" draw:dots2="1" draw:dots2-length="0.0043in" draw:distance="0.0043in"/>
    <draw:stroke-dash draw:name="Dash_20_66" draw:display-name="Dash 66" draw:style="rect" draw:dots1="1" draw:dots1-length="0.0043in" draw:dots2="1" draw:dots2-length="0.0043in" draw:distance="0.0043in"/>
    <draw:stroke-dash draw:name="Dash_20_67" draw:display-name="Dash 67" draw:style="rect" draw:dots1="1" draw:dots1-length="0.0043in" draw:dots2="1" draw:dots2-length="0.0043in" draw:distance="0.0043in"/>
    <draw:stroke-dash draw:name="Dash_20_68" draw:display-name="Dash 68" draw:style="rect" draw:dots1="1" draw:dots1-length="0.0043in" draw:dots2="1" draw:dots2-length="0.0043in" draw:distance="0.0043in"/>
    <draw:stroke-dash draw:name="Dash_20_69" draw:display-name="Dash 69"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70" draw:display-name="Dash 70" draw:style="rect" draw:dots1="1" draw:dots1-length="0.0043in" draw:dots2="1" draw:dots2-length="0.0043in" draw:distance="0.0043in"/>
    <draw:stroke-dash draw:name="Dash_20_71" draw:display-name="Dash 71" draw:style="rect" draw:dots1="1" draw:dots1-length="0.0043in" draw:dots2="1" draw:dots2-length="0.0043in" draw:distance="0.0043in"/>
    <draw:stroke-dash draw:name="Dash_20_72" draw:display-name="Dash 72" draw:style="rect" draw:dots1="1" draw:dots1-length="0.0043in" draw:dots2="1" draw:dots2-length="0.0043in" draw:distance="0.0043in"/>
    <draw:stroke-dash draw:name="Dash_20_73" draw:display-name="Dash 73" draw:style="rect" draw:dots1="1" draw:dots1-length="0.0043in" draw:dots2="1" draw:dots2-length="0.0043in" draw:distance="0.0043in"/>
    <draw:stroke-dash draw:name="Dash_20_74" draw:display-name="Dash 74" draw:style="rect" draw:dots1="1" draw:dots1-length="0.0043in" draw:dots2="1" draw:dots2-length="0.0043in" draw:distance="0.0043in"/>
    <draw:stroke-dash draw:name="Dash_20_75" draw:display-name="Dash 75" draw:style="rect" draw:dots1="1" draw:dots1-length="0.0043in" draw:dots2="1" draw:dots2-length="0.0043in" draw:distance="0.0043in"/>
    <draw:stroke-dash draw:name="Dash_20_76" draw:display-name="Dash 76" draw:style="rect" draw:dots1="1" draw:dots1-length="0.0043in" draw:dots2="1" draw:dots2-length="0.0043in" draw:distance="0.0043in"/>
    <draw:stroke-dash draw:name="Dash_20_77" draw:display-name="Dash 77" draw:style="rect" draw:dots1="1" draw:dots1-length="0.0043in" draw:dots2="1" draw:dots2-length="0.0043in" draw:distance="0.0043in"/>
    <draw:stroke-dash draw:name="Dash_20_78" draw:display-name="Dash 78" draw:style="rect" draw:dots1="1" draw:dots1-length="0.0043in" draw:dots2="1" draw:dots2-length="0.0043in" draw:distance="0.0043in"/>
    <draw:stroke-dash draw:name="Dash_20_79" draw:display-name="Dash 79"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80" draw:display-name="Dash 80" draw:style="rect" draw:dots1="1" draw:dots1-length="0.0043in" draw:dots2="1" draw:dots2-length="0.0043in" draw:distance="0.0043in"/>
    <draw:stroke-dash draw:name="Dash_20_81" draw:display-name="Dash 81" draw:style="rect" draw:dots1="1" draw:dots1-length="0.0043in" draw:dots2="1" draw:dots2-length="0.0043in" draw:distance="0.0043in"/>
    <draw:stroke-dash draw:name="Dash_20_82" draw:display-name="Dash 82" draw:style="rect" draw:dots1="1" draw:dots1-length="0.0043in" draw:dots2="1" draw:dots2-length="0.0043in" draw:distance="0.0043in"/>
    <draw:stroke-dash draw:name="Dash_20_83" draw:display-name="Dash 83" draw:style="rect" draw:dots1="1" draw:dots1-length="0.0043in" draw:dots2="1" draw:dots2-length="0.0043in" draw:distance="0.0043in"/>
    <draw:stroke-dash draw:name="Dash_20_84" draw:display-name="Dash 84" draw:style="rect" draw:dots1="1" draw:dots1-length="0.0043in" draw:dots2="1" draw:dots2-length="0.0043in" draw:distance="0.0043in"/>
    <draw:stroke-dash draw:name="Dash_20_85" draw:display-name="Dash 85" draw:style="rect" draw:dots1="1" draw:dots1-length="0.0043in" draw:dots2="1" draw:dots2-length="0.0043in" draw:distance="0.0043in"/>
    <draw:stroke-dash draw:name="Dash_20_86" draw:display-name="Dash 86" draw:style="rect" draw:dots1="1" draw:dots1-length="0.0043in" draw:dots2="1" draw:dots2-length="0.0043in" draw:distance="0.0043in"/>
    <draw:stroke-dash draw:name="Dash_20_87" draw:display-name="Dash 87" draw:style="rect" draw:dots1="1" draw:dots1-length="0.0043in" draw:dots2="1" draw:dots2-length="0.0043in" draw:distance="0.0043in"/>
    <draw:stroke-dash draw:name="Dash_20_88" draw:display-name="Dash 88" draw:style="rect" draw:dots1="1" draw:dots1-length="0.0043in" draw:dots2="1" draw:dots2-length="0.0043in" draw:distance="0.0043in"/>
    <draw:stroke-dash draw:name="Dash_20_89" draw:display-name="Dash 89" draw:style="rect" draw:dots1="1" draw:dots1-length="0.0043in" draw:dots2="1" draw:dots2-length="0.0043in" draw:distance="0.0043in"/>
    <draw:stroke-dash draw:name="Dash_20_9" draw:display-name="Dash 9" draw:style="rect" draw:dots1="1" draw:dots1-length="0.0043in" draw:dots2="1" draw:dots2-length="0.0043in" draw:distance="0.0043in"/>
    <draw:stroke-dash draw:name="Dash_20_90" draw:display-name="Dash 90" draw:style="rect" draw:dots1="1" draw:dots1-length="0.0043in" draw:dots2="1" draw:dots2-length="0.0043in" draw:distance="0.0043in"/>
    <draw:stroke-dash draw:name="Dash_20_91" draw:display-name="Dash 91" draw:style="rect" draw:dots1="1" draw:dots1-length="0.0043in" draw:dots2="1" draw:dots2-length="0.0043in" draw:distance="0.0043in"/>
    <draw:stroke-dash draw:name="Dash_20_92" draw:display-name="Dash 92" draw:style="rect" draw:dots1="1" draw:dots1-length="0.0043in" draw:dots2="1" draw:dots2-length="0.0043in" draw:distance="0.0043in"/>
    <draw:stroke-dash draw:name="Dash_20_93" draw:display-name="Dash 93" draw:style="rect" draw:dots1="1" draw:dots1-length="0.0043in" draw:dots2="1" draw:dots2-length="0.0043in" draw:distance="0.0043in"/>
    <draw:stroke-dash draw:name="Dash_20_94" draw:display-name="Dash 94" draw:style="rect" draw:dots1="1" draw:dots1-length="0.0043in" draw:dots2="1" draw:dots2-length="0.0043in" draw:distance="0.0043in"/>
    <draw:stroke-dash draw:name="Dash_20_95" draw:display-name="Dash 95" draw:style="rect" draw:dots1="1" draw:dots1-length="0.0043in" draw:dots2="1" draw:dots2-length="0.0043in" draw:distance="0.0043in"/>
    <draw:stroke-dash draw:name="Dash_20_96" draw:display-name="Dash 96" draw:style="rect" draw:dots1="1" draw:dots1-length="0.0043in" draw:dots2="1" draw:dots2-length="0.0043in" draw:distance="0.0043in"/>
    <draw:stroke-dash draw:name="Dash_20_97" draw:display-name="Dash 97" draw:style="rect" draw:dots1="1" draw:dots1-length="0.0043in" draw:dots2="1" draw:dots2-length="0.0043in" draw:distance="0.0043in"/>
    <draw:stroke-dash draw:name="Dash_20_98" draw:display-name="Dash 98" draw:style="rect" draw:dots1="1" draw:dots1-length="0.0043in" draw:dots2="1" draw:dots2-length="0.0043in" draw:distance="0.0043in"/>
    <draw:stroke-dash draw:name="Dash_20_99" draw:display-name="Dash 99" draw:style="rect" draw:dots1="1" draw:dots1-length="0.0043in" draw:dots2="1" draw:dots2-length="0.0043in" draw:distance="0.0043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02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margin-top="0in" fo:margin-bottom="0in" fo:text-indent="0.1965in" style:auto-text-indent="false"/>
    </style:style>
    <style:style style:name="Preformatted_20_Text" style:display-name="Preformatted Text" style:family="paragraph" style:parent-style-name="Standard" style:class="html">
      <style:paragraph-properties fo:margin-top="0in" fo:margin-bottom="0in" fo:padding="0.0201in" fo:border="0.0008in solid #000000" style:shadow="none"/>
      <style:text-properties style:font-name="Courier New" fo:font-size="10.5pt" style:font-name-asian="NSimSun" style:font-size-asian="10pt" style:font-name-complex="Courier New" style:font-size-complex="10pt"/>
    </style:style>
    <style:style style:name="Hanging_20_indent" style:display-name="Hanging indent" style:family="paragraph" style:parent-style-name="Text_20_body" style:class="text">
      <style:paragraph-properties fo:margin-left="0.3937in" fo:margin-right="0in" fo:margin-top="0in" fo:margin-bottom="0in" fo:text-indent="-0.1965in" style:auto-text-indent="false">
        <style:tab-stops>
          <style:tab-stop style:position="0in"/>
        </style:tab-stops>
      </style:paragraph-properties>
    </style:style>
    <style:style style:name="Contents_20_Heading" style:display-name="Contents Heading" style:family="paragraph" style:parent-style-name="Heading_20_1" style:auto-update="true" style:default-outline-level="" style:list-style-name="" style:class="index">
      <style:paragraph-properties fo:margin-left="0in" fo:margin-right="0in" fo:margin-top="0in" fo:margin-bottom="1.5in" fo:text-align="center" style:justify-single-word="false" fo:text-indent="0in" style:auto-text-indent="false" fo:background-color="transparent" fo:padding="0.0201in" fo:border="0.0008in solid #000000" style:shadow="none" text:number-lines="false" text:line-number="0">
        <style:tab-stops/>
        <style:background-image/>
      </style:paragraph-properties>
      <style:text-properties fo:font-size="22pt" fo:font-weight="bold" style:font-size-asian="16pt" style:font-weight-asian="bold" style:font-size-complex="16pt" style:font-weight-complex="bold"/>
    </style:style>
    <style:style style:name="Contents_20_1" style:display-name="Contents 1" style:family="paragraph" style:parent-style-name="Heading_20_2" style:default-outline-level="" style:list-style-name="" style:class="index">
      <style:paragraph-properties fo:margin-left="0in" fo:margin-right="0in" fo:margin-top="0.1098in" fo:margin-bottom="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Standard" style:auto-update="true" style:class="index">
      <style:paragraph-properties fo:margin-left="0.4in" fo:margin-right="0in" fo:margin-top="0in" fo:margin-bottom="0in" fo:text-indent="0in" style:auto-text-indent="false">
        <style:tab-stops>
          <style:tab-stop style:position="6.7283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default-outline-level="5" style:list-style-name="" style:class="index">
      <style:paragraph-properties fo:margin-left="0in" fo:margin-right="0in" fo:margin-top="0in" fo:margin-bottom="0in" fo:text-indent="0in" style:auto-text-indent="false" text:number-lines="true" text:line-number="0"/>
      <style:text-properties fo:font-size="16pt" fo:font-weight="bold" style:font-size-asian="16pt" style:font-weight-asian="bold" style:font-size-complex="16pt" style:font-weight-complex="bold"/>
    </style:style>
    <style:style style:name="Index_20_1" style:display-name="Index 1" style:family="paragraph" style:parent-style-name="Standard" style:class="index">
      <style:paragraph-properties fo:margin-left="0in" fo:margin-right="0in" fo:margin-top="0in" fo:margin-bottom="0in" fo:text-indent="0in" style:auto-text-indent="false"/>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style:font-name-complex="Times New Roman"/>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List_20_Indent" style:display-name="List Indent" style:family="paragraph" style:parent-style-name="Text_20_body" style:class="text">
      <style:paragraph-properties fo:margin-left="1.9689in" fo:margin-right="0in" fo:margin-top="0in" fo:margin-bottom="0in" fo:text-indent="-1.7717in" style:auto-text-indent="false">
        <style:tab-stops>
          <style:tab-stop style:position="0in"/>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5.713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5.91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1244in" style:type="right" style:leader-style="dotted" style:leader-text="."/>
        </style:tab-stops>
      </style:paragraph-properties>
    </style:style>
    <style:style style:name="Text" style:family="paragraph" style:parent-style-name="Caption" style:class="extra"/>
    <style:style style:name="Signature" style:family="paragraph" style:parent-style-name="Standard" style:class="text">
      <style:paragraph-properties text:number-lines="false" text:line-number="0"/>
    </style:style>
    <style:style style:name="ImageStyle" style:family="paragraph" style:parent-style-name="Standard" style:class="text">
      <style:paragraph-properties fo:margin-top="0in" fo:margin-bottom="0.0098in"/>
    </style:style>
    <style:style style:name="ImageSpace" style:family="paragraph" style:parent-style-name="Standard" style:class="text">
      <style:paragraph-properties fo:margin-top="0in" fo:margin-bottom="0.0098in"/>
    </style:style>
    <style:style style:name="PseudoCode" style:family="paragraph" style:parent-style-name="Standard">
      <style:paragraph-properties fo:padding="0.0201in" fo:border="0.0008in solid #000000" style:shadow="none"/>
      <style:text-properties fo:font-weight="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yle10" style:family="text">
      <style:text-properties fo:color="#ff0000" style:font-name="Courier New1"/>
    </style:style>
    <style:style style:name="style5" style:family="text">
      <style:text-properties fo:color="#0000a0" style:font-name="Courier New1" fo:font-weight="bold"/>
    </style:style>
    <style:style style:name="style4" style:family="text">
      <style:text-properties fo:color="#f000f0" style:font-name="Courier New1"/>
    </style:style>
    <style:style style:name="Emphasis" style:family="text">
      <style:text-properties fo:font-style="italic" style:font-style-asian="italic" style:font-style-complex="italic"/>
    </style:style>
    <style:style style:name="Drop_20_Caps" style:display-name="Drop Caps" style:family="text"/>
    <style:style style:name="Page_20_Number" style:display-name="Page Number" style:family="text">
      <style:text-properties style:font-name="Times New Roman" fo:font-size="9pt" style:font-size-asian="9pt" style:font-name-complex="Times New Roman"/>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NSimSun" style:font-name-complex="Courier New"/>
    </style:style>
    <style:style style:name="Footnote_20_Symbol" style:display-name="Footnote Symbol" style:family="text"/>
    <style:style style:name="style9" style:family="text">
      <style:text-properties fo:color="#00a000" style:font-name="Courier New1"/>
    </style:style>
    <style:style style:name="style2" style:family="text">
      <style:text-properties fo:color="#a0a0a0" style:font-name="Courier New1"/>
    </style:style>
    <style:style style:name="style1" style:family="text">
      <style:text-properties fo:color="#a0a0a0" style:font-name="Courier New1"/>
    </style:style>
    <style:style style:name="style6" style:family="text">
      <style:text-properties fo:color="#0000ff" style:font-name="Courier New1"/>
    </style:style>
    <style:style style:name="style7" style:family="text">
      <style:text-properties fo:color="#e0a000" style:font-name="Courier New1"/>
    </style:style>
    <style:style style:name="style11" style:family="text">
      <style:text-properties fo:color="#000000" style:font-name="Courier New1" fo:background-color="#ffffff"/>
    </style:style>
    <style:style style:name="style16" style:family="text">
      <style:text-properties fo:color="#000000" style:font-name="Courier New1"/>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35in" fo:margin-bottom="0.35in" fo:margin-left="0.75in" fo:margin-right="0.7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mytro Kedyk</meta:initial-creator>
    <meta:creation-date>2010-06-10T10:11:37.04</meta:creation-date>
    <dc:date>2018-09-29T17:42:18.61</dc:date>
    <meta:editing-duration>P14DT19H7M15S</meta:editing-duration>
    <meta:editing-cycles>1487</meta:editing-cycles>
    <meta:generator>OpenOffice/4.1.2$Win32 OpenOffice.org_project/412m3$Build-9782</meta:generator>
    <meta:document-statistic meta:table-count="2" meta:image-count="0" meta:object-count="0" meta:page-count="5" meta:paragraph-count="143" meta:word-count="2059" meta:character-count="12386"/>
  </office:meta>
</office:document-meta>
</file>